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12.241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5.609cm"/>
    </style:style>
    <style:style style:name="co6" style:family="table-column">
      <style:table-column-properties fo:break-before="auto" style:column-width="1.446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4.334cm"/>
    </style:style>
    <style:style style:name="co11" style:family="table-column">
      <style:table-column-properties fo:break-before="auto" style:column-width="2.166cm"/>
    </style:style>
    <style:style style:name="co12" style:family="table-column">
      <style:table-column-properties fo:break-before="auto" style:column-width="11.95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1.488cm"/>
    </style:style>
    <style:style style:name="co15" style:family="table-column">
      <style:table-column-properties fo:break-before="auto" style:column-width="6.43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mm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 style:data-style-name="N38">
      <style:table-cell-properties fo:background-color="#ffff00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9966" style:text-align-source="fix" style:repeat-content="false"/>
      <style:paragraph-properties fo:text-align="start" fo:margin-left="0cm"/>
    </style:style>
    <style:style style:name="ce10" style:family="table-cell" style:parent-style-name="Default" style:data-style-name="N38">
      <style:table-cell-properties fo:background-color="#ff9966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38">
      <style:table-cell-properties style:text-align-source="fix" style:repeat-content="false" fo:background-color="transparent"/>
      <style:paragraph-properties fo:text-align="start" fo:margin-left="0cm"/>
    </style:style>
    <style:style style:name="ce12" style:family="table-cell" style:parent-style-name="Default" style:data-style-name="N38">
      <style:table-cell-properties fo:background-color="#eb613d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eb613d" style:text-align-source="fix" style:repeat-content="false"/>
      <style:paragraph-properties fo:text-align="start" fo:margin-left="0cm"/>
    </style:style>
    <style:style style:name="ce14" style:family="table-cell" style:parent-style-name="Default" style:data-style-name="N38">
      <style:table-cell-properties fo:background-color="#eb613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8">
      <style:table-cell-properties fo:background-color="#b84700" style:text-align-source="fix" style:repeat-content="false"/>
      <style:paragraph-properties fo:text-align="start" fo:margin-left="0cm"/>
    </style:style>
    <style:style style:name="ce16" style:family="table-cell" style:parent-style-name="Default" style:data-style-name="N38">
      <style:table-cell-properties fo:background-color="#b847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8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84700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38">
      <style:table-cell-properties fo:background-color="#800000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800000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23ff23"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eb613d"/>
    </style:style>
    <style:style style:name="ce23" style:family="table-cell" style:parent-style-name="Default">
      <style:table-cell-properties fo:background-color="#b84700"/>
    </style:style>
    <style:style style:name="ce24" style:family="table-cell" style:parent-style-name="Default">
      <style:table-cell-properties fo:background-color="#800000"/>
    </style:style>
    <style:style style:name="ce25" style:family="table-cell" style:parent-style-name="Default" style:data-style-name="N38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mm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Nr.</text:p>
          </table:table-cell>
          <table:table-cell table:style-name="ce1" office:value-type="string">
            <text:p>Folgenname</text:p>
          </table:table-cell>
          <table:table-cell table:style-name="ce1"/>
          <table:table-cell table:style-name="ce1" office:value-type="string">
            <text:p>Autor</text:p>
          </table:table-cell>
          <table:table-cell table:style-name="ce4" office:value-type="string">
            <text:p>Release-Datum</text:p>
          </table:table-cell>
          <table:table-cell table:style-name="ce1" office:value-type="string">
            <text:p>Edgar</text:p>
          </table:table-cell>
          <table:table-cell table:style-name="ce1"/>
          <table:table-cell table:style-name="ce1" office:value-type="string">
            <text:p>Ausgabe</text:p>
          </table:table-cell>
          <table:table-cell table:style-name="ce1" office:value-type="string">
            <text:p>in Scribus</text:p>
          </table:table-cell>
          <table:table-cell table:style-name="ce1" table:number-columns-repeated="3"/>
          <table:table-cell/>
          <table:table-cell table:style-name="ce1" table:number-columns-repeated="1011"/>
        </table:table-row>
        <table:table-row table:style-name="ro2">
          <table:table-cell table:number-columns-repeated="7"/>
          <table:table-cell office:value-type="string">
            <text:p>4x pro Jahr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eschwisterliebe</text:p>
          </table:table-cell>
          <table:table-cell/>
          <table:table-cell office:value-type="string">
            <text:p>Lucasfan</text:p>
          </table:table-cell>
          <table:table-cell table:style-name="ce6" office:value-type="string">
            <text:p>Montag, 7. März 2005  </text:p>
          </table:table-cell>
          <table:table-cell office:value-type="string">
            <text:p>Bronze</text:p>
          </table:table-cell>
          <table:table-cell office:value-type="string">
            <text:p>Staffel 1</text:p>
          </table:table-cell>
          <table:table-cell office:value-type="string">
            <text:p>Ausgabe 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ruhen</text:p>
          </table:table-cell>
          <table:table-cell/>
          <table:table-cell office:value-type="string">
            <text:p>KhrisMUC</text:p>
          </table:table-cell>
          <table:table-cell table:style-name="ce6" office:value-type="string">
            <text:p>Donnerstag, 17. März 2005  </text:p>
          </table:table-cell>
          <table:table-cell/>
          <table:table-cell office:value-type="string">
            <text:p>Staffel 1</text:p>
          </table:table-cell>
          <table:table-cell office:value-type="string">
            <text:p>Ausgabe 1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ubenarrest</text:p>
          </table:table-cell>
          <table:table-cell/>
          <table:table-cell office:value-type="string">
            <text:p>Lak</text:p>
          </table:table-cell>
          <table:table-cell table:style-name="ce6" office:value-type="string">
            <text:p>Sonntag, 20. März 2005</text:p>
          </table:table-cell>
          <table:table-cell/>
          <table:table-cell office:value-type="string">
            <text:p>Staffel 1</text:p>
          </table:table-cell>
          <table:table-cell office:value-type="string">
            <text:p>Ausgabe 1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imikry der Emotionen</text:p>
          </table:table-cell>
          <table:table-cell/>
          <table:table-cell office:value-type="string">
            <text:p>dasJan</text:p>
          </table:table-cell>
          <table:table-cell table:style-name="ce6" office:value-type="string">
            <text:p>Freitag, 25. März 2005   </text:p>
          </table:table-cell>
          <table:table-cell office:value-type="string">
            <text:p>Silber</text:p>
          </table:table-cell>
          <table:table-cell office:value-type="string">
            <text:p>Staffel 1</text:p>
          </table:table-cell>
          <table:table-cell office:value-type="string">
            <text:p>Ausgabe 1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hythmen zum Reinbeißen</text:p>
          </table:table-cell>
          <table:table-cell/>
          <table:table-cell office:value-type="string">
            <text:p>MarkusD</text:p>
          </table:table-cell>
          <table:table-cell table:style-name="ce6" office:value-type="string">
            <text:p>Dienstag, 29. März 2005  </text:p>
          </table:table-cell>
          <table:table-cell/>
          <table:table-cell office:value-type="string">
            <text:p>Staffel 1</text:p>
          </table:table-cell>
          <table:table-cell office:value-type="string">
            <text:p>Ausgabe 1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r is' weg</text:p>
          </table:table-cell>
          <table:table-cell/>
          <table:table-cell office:value-type="string">
            <text:p>Lak</text:p>
          </table:table-cell>
          <table:table-cell table:style-name="ce6" office:value-type="string">
            <text:p>Mittwoch, 30. März 2005   </text:p>
          </table:table-cell>
          <table:table-cell/>
          <table:table-cell office:value-type="string">
            <text:p>Staffel 1</text:p>
          </table:table-cell>
          <table:table-cell office:value-type="string">
            <text:p>Ausgabe 1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ight said Fred!?!</text:p>
          </table:table-cell>
          <table:table-cell/>
          <table:table-cell office:value-type="string">
            <text:p>MisterL</text:p>
          </table:table-cell>
          <table:table-cell table:style-name="ce6" office:value-type="string">
            <text:p>Mittwoch, 30. März 2005   </text:p>
          </table:table-cell>
          <table:table-cell office:value-type="string">
            <text:p>Bronze</text:p>
          </table:table-cell>
          <table:table-cell office:value-type="string">
            <text:p>Staffel 1</text:p>
          </table:table-cell>
          <table:table-cell office:value-type="string">
            <text:p>Ausgabe 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ie Abfuhr</text:p>
          </table:table-cell>
          <table:table-cell/>
          <table:table-cell office:value-type="string">
            <text:p>hansa_export</text:p>
          </table:table-cell>
          <table:table-cell table:style-name="ce6" office:value-type="string">
            <text:p>Freitag, 1. April 2005   </text:p>
          </table:table-cell>
          <table:table-cell office:value-type="string">
            <text:p>Bronze</text:p>
          </table:table-cell>
          <table:table-cell office:value-type="string">
            <text:p>Staffel 1</text:p>
          </table:table-cell>
          <table:table-cell office:value-type="string">
            <text:p>Ausgabe 2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adioaktiv</text:p>
          </table:table-cell>
          <table:table-cell/>
          <table:table-cell office:value-type="string">
            <text:p>Rocco</text:p>
          </table:table-cell>
          <table:table-cell table:style-name="ce6" office:value-type="string">
            <text:p>Sonntag, 3. April 2005 </text:p>
          </table:table-cell>
          <table:table-cell/>
          <table:table-cell office:value-type="string">
            <text:p>Staffel 1</text:p>
          </table:table-cell>
          <table:table-cell office:value-type="string">
            <text:p>Ausgabe 2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ales of the Weird Ed</text:p>
          </table:table-cell>
          <table:table-cell/>
          <table:table-cell office:value-type="string">
            <text:p>Edison Interactive</text:p>
          </table:table-cell>
          <table:table-cell table:style-name="ce6" office:value-type="string">
            <text:p>Montag, 4. April 2005 </text:p>
          </table:table-cell>
          <table:table-cell office:value-type="string">
            <text:p>Gold</text:p>
          </table:table-cell>
          <table:table-cell office:value-type="string">
            <text:p>Staffel 1</text:p>
          </table:table-cell>
          <table:table-cell office:value-type="string">
            <text:p>Ausgabe 2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in haariger Ausflug (Special Edison)</text:p>
          </table:table-cell>
          <table:table-cell/>
          <table:table-cell office:value-type="string">
            <text:p>Mulle The Maniac</text:p>
          </table:table-cell>
          <table:table-cell table:style-name="ce6" office:value-type="string">
            <text:p>Sonntag, 10. April 2005   </text:p>
          </table:table-cell>
          <table:table-cell office:value-type="string">
            <text:p>Silber</text:p>
          </table:table-cell>
          <table:table-cell office:value-type="string">
            <text:p>Staffel 2</text:p>
          </table:table-cell>
          <table:table-cell office:value-type="string">
            <text:p>Ausgabe 2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rien-Special: GIGA Mansion</text:p>
          </table:table-cell>
          <table:table-cell/>
          <table:table-cell office:value-type="string">
            <text:p>Pippo und Frank</text:p>
          </table:table-cell>
          <table:table-cell table:style-name="ce6" office:value-type="string">
            <text:p>Sonntag, 17. April 2005   </text:p>
          </table:table-cell>
          <table:table-cell/>
          <table:table-cell office:value-type="string">
            <text:p>Staffel 2</text:p>
          </table:table-cell>
          <table:table-cell office:value-type="string">
            <text:p>Ausgabe 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ur geträumt</text:p>
          </table:table-cell>
          <table:table-cell/>
          <table:table-cell office:value-type="string">
            <text:p>BlueGryphon</text:p>
          </table:table-cell>
          <table:table-cell table:style-name="ce6" office:value-type="string">
            <text:p>Samstag, 30. April 2005   </text:p>
          </table:table-cell>
          <table:table-cell office:value-type="string">
            <text:p>Bronze</text:p>
          </table:table-cell>
          <table:table-cell office:value-type="string">
            <text:p>Staffel 2</text:p>
          </table:table-cell>
          <table:table-cell office:value-type="string">
            <text:p>Ausgabe 2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d's Rache für den Hamsterbraten</text:p>
          </table:table-cell>
          <table:table-cell/>
          <table:table-cell office:value-type="string">
            <text:p>Monsun</text:p>
          </table:table-cell>
          <table:table-cell table:style-name="ce6" office:value-type="string">
            <text:p>Sonntag, 1. Mai 2005   </text:p>
          </table:table-cell>
          <table:table-cell/>
          <table:table-cell office:value-type="string">
            <text:p>Staffel 2</text:p>
          </table:table-cell>
          <table:table-cell office:value-type="string">
            <text:p>Ausgabe 2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rtmaschine</text:p>
          </table:table-cell>
          <table:table-cell/>
          <table:table-cell office:value-type="string">
            <text:p>Problem</text:p>
          </table:table-cell>
          <table:table-cell table:style-name="ce6" office:value-type="string">
            <text:p>Montag, 2. Mai 2005  </text:p>
          </table:table-cell>
          <table:table-cell office:value-type="string">
            <text:p>Gold</text:p>
          </table:table-cell>
          <table:table-cell office:value-type="string">
            <text:p>Staffel 2</text:p>
          </table:table-cell>
          <table:table-cell office:value-type="string">
            <text:p>Ausgabe 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teor Family - Die Rückkehr des Meteoriten</text:p>
          </table:table-cell>
          <table:table-cell/>
          <table:table-cell office:value-type="string">
            <text:p>FireOrange</text:p>
          </table:table-cell>
          <table:table-cell table:style-name="ce6" office:value-type="string">
            <text:p>Dienstag, 3. Mai 2005  </text:p>
          </table:table-cell>
          <table:table-cell office:value-type="string">
            <text:p>Bronze</text:p>
          </table:table-cell>
          <table:table-cell office:value-type="string">
            <text:p>Staffel 2</text:p>
          </table:table-cell>
          <table:table-cell office:value-type="string">
            <text:p>Ausgabe 2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as Labor</text:p>
          </table:table-cell>
          <table:table-cell/>
          <table:table-cell office:value-type="string">
            <text:p>TimurY</text:p>
          </table:table-cell>
          <table:table-cell table:style-name="ce6" office:value-type="string">
            <text:p>Sonntag, 8. Mai 2005</text:p>
          </table:table-cell>
          <table:table-cell/>
          <table:table-cell office:value-type="string">
            <text:p>Staffel 2</text:p>
          </table:table-cell>
          <table:table-cell office:value-type="string">
            <text:p>Ausgabe 2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hit Happens!</text:p>
          </table:table-cell>
          <table:table-cell/>
          <table:table-cell office:value-type="string">
            <text:p>jr.</text:p>
          </table:table-cell>
          <table:table-cell table:style-name="ce6" office:value-type="string">
            <text:p>Dienstag, 10. Mai 2005   </text:p>
          </table:table-cell>
          <table:table-cell office:value-type="string">
            <text:p>Bronze</text:p>
          </table:table-cell>
          <table:table-cell office:value-type="string">
            <text:p>Staffel 2</text:p>
          </table:table-cell>
          <table:table-cell office:value-type="string">
            <text:p>Ausgabe 2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as Date</text:p>
          </table:table-cell>
          <table:table-cell/>
          <table:table-cell office:value-type="string">
            <text:p>Chaosbytes</text:p>
          </table:table-cell>
          <table:table-cell table:style-name="ce6" office:value-type="string">
            <text:p>Sonntag, 29. Mai 2005 </text:p>
          </table:table-cell>
          <table:table-cell/>
          <table:table-cell office:value-type="string">
            <text:p>Staffel 2</text:p>
          </table:table-cell>
          <table:table-cell office:value-type="string">
            <text:p>Ausgabe 2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as Date 2</text:p>
          </table:table-cell>
          <table:table-cell/>
          <table:table-cell office:value-type="string">
            <text:p>Chaosbytes</text:p>
          </table:table-cell>
          <table:table-cell table:style-name="ce6" office:value-type="string">
            <text:p>Donnerstag, 9. Juni 2005 </text:p>
          </table:table-cell>
          <table:table-cell/>
          <table:table-cell office:value-type="string">
            <text:p>Staffel 2</text:p>
          </table:table-cell>
          <table:table-cell office:value-type="string">
            <text:p>Ausgabe 2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ettet Kanal 13!</text:p>
          </table:table-cell>
          <table:table-cell/>
          <table:table-cell office:value-type="string">
            <text:p>ManiakFreak</text:p>
          </table:table-cell>
          <table:table-cell table:style-name="ce6" office:value-type="string">
            <text:p>Samstag, 11. Juni 2005   </text:p>
          </table:table-cell>
          <table:table-cell office:value-type="string">
            <text:p>Bronze</text:p>
          </table:table-cell>
          <table:table-cell office:value-type="string">
            <text:p>Staffel 3</text:p>
          </table:table-cell>
          <table:table-cell office:value-type="string">
            <text:p>Ausgabe 2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resserummel</text:p>
          </table:table-cell>
          <table:table-cell/>
          <table:table-cell office:value-type="string">
            <text:p>Tribble</text:p>
          </table:table-cell>
          <table:table-cell table:style-name="ce6" office:value-type="string">
            <text:p>Mittwoch, 15. Juni 2005  </text:p>
          </table:table-cell>
          <table:table-cell/>
          <table:table-cell office:value-type="string">
            <text:p>Staffel 3</text:p>
          </table:table-cell>
          <table:table-cell office:value-type="string">
            <text:p>Ausgabe 2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as verflixte Geschenk</text:p>
          </table:table-cell>
          <table:table-cell/>
          <table:table-cell office:value-type="string">
            <text:p>Agent Cat</text:p>
          </table:table-cell>
          <table:table-cell table:style-name="ce6" office:value-type="string">
            <text:p>Montag, 20. Juni 2005  </text:p>
          </table:table-cell>
          <table:table-cell/>
          <table:table-cell office:value-type="string">
            <text:p>Staffel 3</text:p>
          </table:table-cell>
          <table:table-cell office:value-type="string">
            <text:p>Ausgabe 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ime Machine</text:p>
          </table:table-cell>
          <table:table-cell/>
          <table:table-cell office:value-type="string">
            <text:p>Kate</text:p>
          </table:table-cell>
          <table:table-cell table:style-name="ce6" office:value-type="string">
            <text:p>Freitag, 15. Juli 2005  </text:p>
          </table:table-cell>
          <table:table-cell office:value-type="string">
            <text:p>Silber</text:p>
          </table:table-cell>
          <table:table-cell office:value-type="string">
            <text:p>Staffel 3</text:p>
          </table:table-cell>
          <table:table-cell office:value-type="string">
            <text:p>Ausgabe 3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ernard stört</text:p>
          </table:table-cell>
          <table:table-cell/>
          <table:table-cell office:value-type="string">
            <text:p>Oldtimer</text:p>
          </table:table-cell>
          <table:table-cell table:style-name="ce6" office:value-type="string">
            <text:p>Dienstag, 26. Juli 2005 </text:p>
          </table:table-cell>
          <table:table-cell/>
          <table:table-cell office:value-type="string">
            <text:p>Staffel 3</text:p>
          </table:table-cell>
          <table:table-cell office:value-type="string">
            <text:p>Ausgabe 3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Zeitenwende</text:p>
          </table:table-cell>
          <table:table-cell/>
          <table:table-cell office:value-type="string">
            <text:p>Jucksalbe</text:p>
          </table:table-cell>
          <table:table-cell table:style-name="ce6" office:value-type="string">
            <text:p>Dienstag, 26. Juli 2005 </text:p>
          </table:table-cell>
          <table:table-cell office:value-type="string">
            <text:p>Bronze</text:p>
          </table:table-cell>
          <table:table-cell office:value-type="string">
            <text:p>Staffel 3</text:p>
          </table:table-cell>
          <table:table-cell office:value-type="string">
            <text:p>Ausgabe 3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Hamsternator</text:p>
          </table:table-cell>
          <table:table-cell/>
          <table:table-cell office:value-type="string">
            <text:p>Agent Cat</text:p>
          </table:table-cell>
          <table:table-cell table:style-name="ce6" office:value-type="string">
            <text:p>Freitag, 29. Juli 2005 </text:p>
          </table:table-cell>
          <table:table-cell/>
          <table:table-cell office:value-type="string">
            <text:p>Staffel 3</text:p>
          </table:table-cell>
          <table:table-cell office:value-type="string">
            <text:p>Ausgabe 3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ime Machine 2</text:p>
          </table:table-cell>
          <table:table-cell/>
          <table:table-cell office:value-type="string">
            <text:p>Kate</text:p>
          </table:table-cell>
          <table:table-cell table:style-name="ce6" office:value-type="string">
            <text:p>Samstag, 13. August 2005   </text:p>
          </table:table-cell>
          <table:table-cell office:value-type="string">
            <text:p>Gold</text:p>
          </table:table-cell>
          <table:table-cell office:value-type="string">
            <text:p>Staffel 3</text:p>
          </table:table-cell>
          <table:table-cell office:value-type="string">
            <text:p>Ausgabe 3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lucht des Meteoriten</text:p>
          </table:table-cell>
          <table:table-cell/>
          <table:table-cell office:value-type="string">
            <text:p>FireOrange</text:p>
          </table:table-cell>
          <table:table-cell table:style-name="ce6" office:value-type="string">
            <text:p>Mittwoch, 17. August 2005  </text:p>
          </table:table-cell>
          <table:table-cell office:value-type="string">
            <text:p>Bronze</text:p>
          </table:table-cell>
          <table:table-cell office:value-type="string">
            <text:p>Staffel 3</text:p>
          </table:table-cell>
          <table:table-cell office:value-type="string">
            <text:p>Ausgabe 3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emories of Zak</text:p>
          </table:table-cell>
          <table:table-cell/>
          <table:table-cell office:value-type="string">
            <text:p>Lak</text:p>
          </table:table-cell>
          <table:table-cell table:style-name="ce6" office:value-type="string">
            <text:p>Mittwoch, 17. August 2005  </text:p>
          </table:table-cell>
          <table:table-cell/>
          <table:table-cell office:value-type="string">
            <text:p>Staffel 3</text:p>
          </table:table-cell>
          <table:table-cell office:value-type="string">
            <text:p>Ausgabe 3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ritneys Suche</text:p>
          </table:table-cell>
          <table:table-cell/>
          <table:table-cell office:value-type="string">
            <text:p>Rulaman</text:p>
          </table:table-cell>
          <table:table-cell table:style-name="ce6" office:value-type="string">
            <text:p>Freitag, 19. August 2005</text:p>
          </table:table-cell>
          <table:table-cell/>
          <table:table-cell office:value-type="string">
            <text:p>Staffel 4</text:p>
          </table:table-cell>
          <table:table-cell office:value-type="string">
            <text:p>Ausgabe 3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he Secret of Maniac Mansion</text:p>
          </table:table-cell>
          <table:table-cell/>
          <table:table-cell office:value-type="string">
            <text:p>MisterL</text:p>
          </table:table-cell>
          <table:table-cell table:style-name="ce6" office:value-type="string">
            <text:p>Samstag, 20. August 2005   </text:p>
          </table:table-cell>
          <table:table-cell/>
          <table:table-cell office:value-type="string">
            <text:p>Staffel 4</text:p>
          </table:table-cell>
          <table:table-cell office:value-type="string">
            <text:p>Ausgabe 3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arry on Smiley!</text:p>
          </table:table-cell>
          <table:table-cell/>
          <table:table-cell office:value-type="string">
            <text:p>MisterL</text:p>
          </table:table-cell>
          <table:table-cell table:style-name="ce6" office:value-type="string">
            <text:p>Mittwoch, 7. September 2005</text:p>
          </table:table-cell>
          <table:table-cell/>
          <table:table-cell office:value-type="string">
            <text:p>Staffel 4</text:p>
          </table:table-cell>
          <table:table-cell office:value-type="string">
            <text:p>Ausgabe 3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elden des Tages</text:p>
          </table:table-cell>
          <table:table-cell/>
          <table:table-cell office:value-type="string">
            <text:p>Edison Interactive</text:p>
          </table:table-cell>
          <table:table-cell table:style-name="ce6" office:value-type="string">
            <text:p>Samstag, 10. September 2005</text:p>
          </table:table-cell>
          <table:table-cell/>
          <table:table-cell office:value-type="string">
            <text:p>Staffel 4</text:p>
          </table:table-cell>
          <table:table-cell office:value-type="string">
            <text:p>Ausgabe 3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Weggebeamt</text:p>
          </table:table-cell>
          <table:table-cell/>
          <table:table-cell office:value-type="string">
            <text:p>Dapor</text:p>
          </table:table-cell>
          <table:table-cell table:style-name="ce6" office:value-type="string">
            <text:p>Montag, 26. September 2005</text:p>
          </table:table-cell>
          <table:table-cell/>
          <table:table-cell office:value-type="string">
            <text:p>Staffel 4</text:p>
          </table:table-cell>
          <table:table-cell office:value-type="string">
            <text:p>Ausgabe 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er Liebesbrief</text:p>
          </table:table-cell>
          <table:table-cell/>
          <table:table-cell office:value-type="string">
            <text:p>Mulle The Maniac</text:p>
          </table:table-cell>
          <table:table-cell table:style-name="ce6" office:value-type="string">
            <text:p>Montag, 10. Oktober 2005</text:p>
          </table:table-cell>
          <table:table-cell/>
          <table:table-cell office:value-type="string">
            <text:p>Staffel 4</text:p>
          </table:table-cell>
          <table:table-cell office:value-type="string">
            <text:p>Ausgabe 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alloween 05-1 Ohne Titel</text:p>
          </table:table-cell>
          <table:table-cell office:value-type="string">
            <text:p>Halloween</text:p>
          </table:table-cell>
          <table:table-cell office:value-type="string">
            <text:p>BlueGryphon</text:p>
          </table:table-cell>
          <table:table-cell table:style-name="ce8" office:value-type="date" office:date-value="2005-10-29">
            <text:p>Samstag, 29. Oktober 2005</text:p>
          </table:table-cell>
          <table:table-cell table:number-columns-repeated="2"/>
          <table:table-cell office:value-type="string">
            <text:p>Ausgabe 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alloween 05-2 Escape from Maniac Mansion</text:p>
          </table:table-cell>
          <table:table-cell office:value-type="string">
            <text:p>Halloween</text:p>
          </table:table-cell>
          <table:table-cell office:value-type="string">
            <text:p>MisterL</text:p>
          </table:table-cell>
          <table:table-cell table:style-name="ce8" office:value-type="date" office:date-value="2005-10-29">
            <text:p>Samstag, 29. Oktober 2005</text:p>
          </table:table-cell>
          <table:table-cell table:number-columns-repeated="2"/>
          <table:table-cell office:value-type="string">
            <text:p>Ausgabe 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alloween 05-3 Day of the Dead</text:p>
          </table:table-cell>
          <table:table-cell office:value-type="string">
            <text:p>Halloween</text:p>
          </table:table-cell>
          <table:table-cell office:value-type="string">
            <text:p>Bòógieman</text:p>
          </table:table-cell>
          <table:table-cell table:style-name="ce8" office:value-type="date" office:date-value="2005-10-29">
            <text:p>Samstag, 29. Oktober 2005</text:p>
          </table:table-cell>
          <table:table-cell table:number-columns-repeated="2"/>
          <table:table-cell office:value-type="string">
            <text:p>Ausgabe 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alloween 05-4 MMM-Horror</text:p>
          </table:table-cell>
          <table:table-cell office:value-type="string">
            <text:p>Halloween</text:p>
          </table:table-cell>
          <table:table-cell office:value-type="string">
            <text:p>ManiakFreak</text:p>
          </table:table-cell>
          <table:table-cell table:style-name="ce8" office:value-type="date" office:date-value="2005-10-29">
            <text:p>Samstag, 29. Oktober 2005</text:p>
          </table:table-cell>
          <table:table-cell table:number-columns-repeated="2"/>
          <table:table-cell office:value-type="string">
            <text:p>Ausgabe 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alloween 05-5 Redrum</text:p>
          </table:table-cell>
          <table:table-cell office:value-type="string">
            <text:p>Halloween</text:p>
          </table:table-cell>
          <table:table-cell office:value-type="string">
            <text:p>Kate</text:p>
          </table:table-cell>
          <table:table-cell table:style-name="ce8" office:value-type="date" office:date-value="2005-10-29">
            <text:p>Samstag, 29. Oktober 2005</text:p>
          </table:table-cell>
          <table:table-cell table:number-columns-repeated="2"/>
          <table:table-cell office:value-type="string">
            <text:p>Ausgabe 4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Verabredung mit Dave</text:p>
          </table:table-cell>
          <table:table-cell/>
          <table:table-cell office:value-type="string">
            <text:p>Rulaman</text:p>
          </table:table-cell>
          <table:table-cell table:style-name="ce6" office:value-type="string">
            <text:p>Dienstag, 27. Dezember 2005</text:p>
          </table:table-cell>
          <table:table-cell/>
          <table:table-cell office:value-type="string">
            <text:p>Staffel 4</text:p>
          </table:table-cell>
          <table:table-cell office:value-type="string">
            <text:p>Ausgabe 4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escue Mission</text:p>
          </table:table-cell>
          <table:table-cell/>
          <table:table-cell office:value-type="string">
            <text:p>DarthConan</text:p>
          </table:table-cell>
          <table:table-cell table:style-name="ce6" office:value-type="string">
            <text:p>Mittwoch, 28. Dezember 2005</text:p>
          </table:table-cell>
          <table:table-cell/>
          <table:table-cell office:value-type="string">
            <text:p>Staffel 4</text:p>
          </table:table-cell>
          <table:table-cell office:value-type="string">
            <text:p>Ausgabe 4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Erinnerungen</text:p>
          </table:table-cell>
          <table:table-cell/>
          <table:table-cell office:value-type="string">
            <text:p>Bissiger Witzbold</text:p>
          </table:table-cell>
          <table:table-cell table:style-name="ce6" office:value-type="string">
            <text:p>Samstag, 31. Dezember 2005</text:p>
          </table:table-cell>
          <table:table-cell/>
          <table:table-cell office:value-type="string">
            <text:p>Staffel 4</text:p>
          </table:table-cell>
          <table:table-cell office:value-type="string">
            <text:p>Ausgabe 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Verflixte Türen</text:p>
          </table:table-cell>
          <table:table-cell/>
          <table:table-cell office:value-type="string">
            <text:p>Rayman</text:p>
          </table:table-cell>
          <table:table-cell table:style-name="ce9" office:value-type="string">
            <text:p>Sonntag, 8. Januar 2006</text:p>
          </table:table-cell>
          <table:table-cell/>
          <table:table-cell office:value-type="string">
            <text:p>Staffel 4</text:p>
          </table:table-cell>
          <table:table-cell office:value-type="string">
            <text:p>Ausgabe 5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as neue Jugendschutzgesetz</text:p>
          </table:table-cell>
          <table:table-cell/>
          <table:table-cell office:value-type="string">
            <text:p>DarthConan</text:p>
          </table:table-cell>
          <table:table-cell table:style-name="ce9" office:value-type="string">
            <text:p>Montag, 30. Januar 2006  </text:p>
          </table:table-cell>
          <table:table-cell/>
          <table:table-cell office:value-type="string">
            <text:p>Staffel 5</text:p>
          </table:table-cell>
          <table:table-cell office:value-type="string">
            <text:p>Ausgabe 5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ie furchtbaren Pläne des Psycho Bernie</text:p>
          </table:table-cell>
          <table:table-cell/>
          <table:table-cell office:value-type="string">
            <text:p>FireOrange</text:p>
          </table:table-cell>
          <table:table-cell table:style-name="ce9" office:value-type="string">
            <text:p>Montag, 20. Februar 2006 </text:p>
          </table:table-cell>
          <table:table-cell office:value-type="string">
            <text:p>Bronze</text:p>
          </table:table-cell>
          <table:table-cell office:value-type="string">
            <text:p>Staffel 5</text:p>
          </table:table-cell>
          <table:table-cell office:value-type="string">
            <text:p>Ausgabe 5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Vorsicht, Edna kommt!</text:p>
          </table:table-cell>
          <table:table-cell/>
          <table:table-cell office:value-type="string">
            <text:p>Rayman</text:p>
          </table:table-cell>
          <table:table-cell table:style-name="ce9" office:value-type="string">
            <text:p>Dienstag, 7. März 2006</text:p>
          </table:table-cell>
          <table:table-cell/>
          <table:table-cell office:value-type="string">
            <text:p>Staffel 5</text:p>
          </table:table-cell>
          <table:table-cell office:value-type="string">
            <text:p>Ausgabe 5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azors grosser Auftritt</text:p>
          </table:table-cell>
          <table:table-cell/>
          <table:table-cell office:value-type="string">
            <text:p>Larry Wolf</text:p>
          </table:table-cell>
          <table:table-cell table:style-name="ce9" office:value-type="string">
            <text:p>Dienstag, 21. März 2006 </text:p>
          </table:table-cell>
          <table:table-cell/>
          <table:table-cell office:value-type="string">
            <text:p>Staffel 5</text:p>
          </table:table-cell>
          <table:table-cell office:value-type="string">
            <text:p>Ausgabe 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niac Monday</text:p>
          </table:table-cell>
          <table:table-cell/>
          <table:table-cell office:value-type="string">
            <text:p>MisterL</text:p>
          </table:table-cell>
          <table:table-cell table:style-name="ce9" office:value-type="string">
            <text:p>Montag, 3. April 2006</text:p>
          </table:table-cell>
          <table:table-cell office:value-type="string">
            <text:p>Gold</text:p>
          </table:table-cell>
          <table:table-cell office:value-type="string">
            <text:p>Staffel 5</text:p>
          </table:table-cell>
          <table:table-cell office:value-type="string">
            <text:p>Ausgabe 6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Verschollen</text:p>
          </table:table-cell>
          <table:table-cell/>
          <table:table-cell office:value-type="string">
            <text:p>Kate</text:p>
          </table:table-cell>
          <table:table-cell table:style-name="ce9" office:value-type="string">
            <text:p>Sonntag, 9. April 2006 </text:p>
          </table:table-cell>
          <table:table-cell office:value-type="string">
            <text:p>Silber</text:p>
          </table:table-cell>
          <table:table-cell office:value-type="string">
            <text:p>Staffel 5</text:p>
          </table:table-cell>
          <table:table-cell office:value-type="string">
            <text:p>Ausgabe 6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niac Ostern</text:p>
          </table:table-cell>
          <table:table-cell/>
          <table:table-cell office:value-type="string">
            <text:p>Bissiger Witzbold</text:p>
          </table:table-cell>
          <table:table-cell table:style-name="ce9" office:value-type="string">
            <text:p>Dienstag, 18. April 2006</text:p>
          </table:table-cell>
          <table:table-cell office:value-type="string">
            <text:p>Bronze</text:p>
          </table:table-cell>
          <table:table-cell office:value-type="string">
            <text:p>Staffel 5</text:p>
          </table:table-cell>
          <table:table-cell office:value-type="string">
            <text:p>Ausgabe 6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Wendy und das Buch des Todes</text:p>
          </table:table-cell>
          <table:table-cell/>
          <table:table-cell office:value-type="string">
            <text:p>FireOrange</text:p>
          </table:table-cell>
          <table:table-cell table:style-name="ce9" office:value-type="string">
            <text:p>Donnerstag, 25. Mai 2006</text:p>
          </table:table-cell>
          <table:table-cell/>
          <table:table-cell office:value-type="string">
            <text:p>Staffel 5</text:p>
          </table:table-cell>
          <table:table-cell office:value-type="string">
            <text:p>Ausgabe 6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louso's grösster Coup</text:p>
          </table:table-cell>
          <table:table-cell/>
          <table:table-cell office:value-type="string">
            <text:p>AdventureMoe</text:p>
          </table:table-cell>
          <table:table-cell table:style-name="ce9" office:value-type="string">
            <text:p>Dienstag, 6. Juni 2006</text:p>
          </table:table-cell>
          <table:table-cell/>
          <table:table-cell office:value-type="string">
            <text:p>Staffel 5</text:p>
          </table:table-cell>
          <table:table-cell office:value-type="string">
            <text:p>Ausgabe 6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as Date 3</text:p>
          </table:table-cell>
          <table:table-cell/>
          <table:table-cell office:value-type="string">
            <text:p>Tütensuppe</text:p>
          </table:table-cell>
          <table:table-cell table:style-name="ce9" office:value-type="string">
            <text:p>Montag, 26. Juni 2006 </text:p>
          </table:table-cell>
          <table:table-cell office:value-type="string">
            <text:p>Bronze</text:p>
          </table:table-cell>
          <table:table-cell office:value-type="string">
            <text:p>Staffel 5</text:p>
          </table:table-cell>
          <table:table-cell office:value-type="string">
            <text:p>Ausgabe 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Ortmaschine II</text:p>
          </table:table-cell>
          <table:table-cell/>
          <table:table-cell office:value-type="string">
            <text:p>Problem</text:p>
          </table:table-cell>
          <table:table-cell table:style-name="ce9" office:value-type="string">
            <text:p>Samstag, 22. Juli 2006  </text:p>
          </table:table-cell>
          <table:table-cell office:value-type="string">
            <text:p>Bronze</text:p>
          </table:table-cell>
          <table:table-cell office:value-type="string">
            <text:p>Staffel 6</text:p>
          </table:table-cell>
          <table:table-cell office:value-type="string">
            <text:p>Ausgabe 7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Ein irrer Tag eines Ronvillers</text:p>
          </table:table-cell>
          <table:table-cell/>
          <table:table-cell office:value-type="string">
            <text:p>Kaktus</text:p>
          </table:table-cell>
          <table:table-cell table:style-name="ce9" office:value-type="string">
            <text:p>Mittwoch, 26. Juli 2006   </text:p>
          </table:table-cell>
          <table:table-cell/>
          <table:table-cell office:value-type="string">
            <text:p>Staffel 6</text:p>
          </table:table-cell>
          <table:table-cell office:value-type="string">
            <text:p>Ausgabe 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dgar Award Show - Staffel 1</text:p>
          </table:table-cell>
          <table:table-cell office:value-type="string">
            <text:p>Edgar Award</text:p>
          </table:table-cell>
          <table:table-cell office:value-type="string">
            <text:p>Rocco</text:p>
          </table:table-cell>
          <table:table-cell table:style-name="ce10" office:value-type="date" office:date-value="2006-08-01">
            <text:p>Dienstag, 1. August 2006</text:p>
          </table:table-cell>
          <table:table-cell table:number-columns-repeated="2"/>
          <table:table-cell office:value-type="string">
            <text:p>Ausgabe 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dgar Award Show - Staffel 2</text:p>
          </table:table-cell>
          <table:table-cell office:value-type="string">
            <text:p>Edgar Award</text:p>
          </table:table-cell>
          <table:table-cell office:value-type="string">
            <text:p>Tütensuppe</text:p>
          </table:table-cell>
          <table:table-cell table:style-name="ce10" office:value-type="date" office:date-value="2006-08-21">
            <text:p>Montag, 21. August 2006</text:p>
          </table:table-cell>
          <table:table-cell table:number-columns-repeated="2"/>
          <table:table-cell office:value-type="string">
            <text:p>Ausgabe 7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Der Klaus schlägt zurück</text:p>
          </table:table-cell>
          <table:table-cell/>
          <table:table-cell office:value-type="string">
            <text:p>Bòógieman</text:p>
          </table:table-cell>
          <table:table-cell table:style-name="ce9" office:value-type="string">
            <text:p>Montag, 28. August 2006   </text:p>
          </table:table-cell>
          <table:table-cell office:value-type="string">
            <text:p>Silber</text:p>
          </table:table-cell>
          <table:table-cell office:value-type="string">
            <text:p>Staffel 6</text:p>
          </table:table-cell>
          <table:table-cell office:value-type="string">
            <text:p>Ausgabe 7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SI:RONVILLE</text:p>
          </table:table-cell>
          <table:table-cell/>
          <table:table-cell office:value-type="string">
            <text:p>MisterL</text:p>
          </table:table-cell>
          <table:table-cell table:style-name="ce9" office:value-type="string">
            <text:p>Mittwoch, 13. September 2006 </text:p>
          </table:table-cell>
          <table:table-cell office:value-type="string">
            <text:p>Gold</text:p>
          </table:table-cell>
          <table:table-cell office:value-type="string">
            <text:p>Staffel 6</text:p>
          </table:table-cell>
          <table:table-cell office:value-type="string">
            <text:p>Ausgabe 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dgar Award Show - Staffel 3</text:p>
          </table:table-cell>
          <table:table-cell office:value-type="string">
            <text:p>Edgar Award</text:p>
          </table:table-cell>
          <table:table-cell office:value-type="string">
            <text:p>Mulle The Maniac</text:p>
          </table:table-cell>
          <table:table-cell table:style-name="ce10" office:value-type="date" office:date-value="2006-09-16">
            <text:p>Samstag, 16. September 2006</text:p>
          </table:table-cell>
          <table:table-cell table:number-columns-repeated="2"/>
          <table:table-cell office:value-type="string">
            <text:p>Ausgabe 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dgar Award Show - Staffel 4</text:p>
          </table:table-cell>
          <table:table-cell office:value-type="string">
            <text:p>Edgar Award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/>
          <table:table-cell office:value-type="string">
            <text:p>Edgar Award Show - Staffel 5</text:p>
          </table:table-cell>
          <table:table-cell office:value-type="string">
            <text:p>Edgar Award</text:p>
          </table:table-cell>
          <table:table-cell office:value-type="string">
            <text:p>Lampengeist_M</text:p>
          </table:table-cell>
          <table:table-cell table:style-name="ce10" office:value-type="date" office:date-value="2006-10-04">
            <text:p>Mittwoch, 4. Oktober 2006</text:p>
          </table:table-cell>
          <table:table-cell table:number-columns-repeated="2"/>
          <table:table-cell office:value-type="string">
            <text:p>Ausgabe 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alloween 06-2 Hääää, ich glaub ich spinne!!!</text:p>
          </table:table-cell>
          <table:table-cell office:value-type="string">
            <text:p>Halloween</text:p>
          </table:table-cell>
          <table:table-cell office:value-type="string">
            <text:p>MisterL &amp; Rocco</text:p>
          </table:table-cell>
          <table:table-cell table:style-name="ce10" office:value-type="date" office:date-value="2006-10-29">
            <text:p>Sonntag, 29. Oktober 2006</text:p>
          </table:table-cell>
          <table:table-cell table:number-columns-repeated="2"/>
          <table:table-cell office:value-type="string">
            <text:p>Ausgabe 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alloween 06-1 The Curse of Maniac Mansion</text:p>
          </table:table-cell>
          <table:table-cell office:value-type="string">
            <text:p>Halloween</text:p>
          </table:table-cell>
          <table:table-cell office:value-type="string">
            <text:p>Rayman</text:p>
          </table:table-cell>
          <table:table-cell table:style-name="ce10" office:value-type="date" office:date-value="2006-10-31">
            <text:p>Dienstag, 31. Oktober 2006</text:p>
          </table:table-cell>
          <table:table-cell table:number-columns-repeated="2"/>
          <table:table-cell office:value-type="string">
            <text:p>Ausgabe 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oom 01 - The great Escape from Maniac Dungeon</text:p>
          </table:table-cell>
          <table:table-cell office:value-type="string">
            <text:p>Dungeon</text:p>
          </table:table-cell>
          <table:table-cell office:value-type="string">
            <text:p>Rayman &amp; MisterL</text:p>
          </table:table-cell>
          <table:table-cell table:style-name="ce10" office:value-type="date" office:date-value="2006-11-13">
            <text:p>Montag, 13. November 2006</text:p>
          </table:table-cell>
          <table:table-cell table:number-columns-repeated="2"/>
          <table:table-cell office:value-type="string">
            <text:p>Ausgabe 8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Hamsters of the mysterious man: Chapter of dream</text:p>
          </table:table-cell>
          <table:table-cell/>
          <table:table-cell office:value-type="string">
            <text:p>DarthConan</text:p>
          </table:table-cell>
          <table:table-cell table:style-name="ce9" office:value-type="string">
            <text:p>Mittwoch, 15. November 2006 </text:p>
          </table:table-cell>
          <table:table-cell/>
          <table:table-cell office:value-type="string">
            <text:p>Staffel 6</text:p>
          </table:table-cell>
          <table:table-cell office:value-type="string">
            <text:p>Ausgabe 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oom 02 - Der Bunker</text:p>
          </table:table-cell>
          <table:table-cell office:value-type="string">
            <text:p>Dungeon</text:p>
          </table:table-cell>
          <table:table-cell office:value-type="string">
            <text:p>Mulle The Maniac</text:p>
          </table:table-cell>
          <table:table-cell table:style-name="ce10" office:value-type="date" office:date-value="2006-11-16">
            <text:p>Donnerstag, 16. November 2006</text:p>
          </table:table-cell>
          <table:table-cell table:number-columns-repeated="2"/>
          <table:table-cell office:value-type="string">
            <text:p>Ausgabe 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oom 03 - Der Verbindungstunnel</text:p>
          </table:table-cell>
          <table:table-cell office:value-type="string">
            <text:p>Dungeon</text:p>
          </table:table-cell>
          <table:table-cell office:value-type="string">
            <text:p>Nall Chan</text:p>
          </table:table-cell>
          <table:table-cell table:style-name="ce10" office:value-type="date" office:date-value="2006-11-22">
            <text:p>Mittwoch, 22. November 2006</text:p>
          </table:table-cell>
          <table:table-cell table:number-columns-repeated="2"/>
          <table:table-cell office:value-type="string">
            <text:p>Ausgabe 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oom 04 - Die Grotte</text:p>
          </table:table-cell>
          <table:table-cell office:value-type="string">
            <text:p>Dungeon</text:p>
          </table:table-cell>
          <table:table-cell office:value-type="string">
            <text:p>Kaktus</text:p>
          </table:table-cell>
          <table:table-cell table:style-name="ce10" office:value-type="date" office:date-value="2006-12-13">
            <text:p>Mittwoch, 13. Dezember 2006</text:p>
          </table:table-cell>
          <table:table-cell table:number-columns-repeated="2"/>
          <table:table-cell office:value-type="string">
            <text:p>Ausgabe 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/>
          <table:table-cell office:value-type="string">
            <text:p>Room 05 - Tief unter der Erde</text:p>
          </table:table-cell>
          <table:table-cell office:value-type="string">
            <text:p>Dungeon</text:p>
          </table:table-cell>
          <table:table-cell office:value-type="string">
            <text:p>Quallenfischer</text:p>
          </table:table-cell>
          <table:table-cell table:style-name="ce12" office:value-type="date" office:date-value="2007-01-15">
            <text:p>Montag, 15. Januar 2007</text:p>
          </table:table-cell>
          <table:table-cell table:number-columns-repeated="2"/>
          <table:table-cell office:value-type="string">
            <text:p>Ausgabe 9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Grotten-Urlaub</text:p>
          </table:table-cell>
          <table:table-cell/>
          <table:table-cell office:value-type="string">
            <text:p>Fatal hoch zwei</text:p>
          </table:table-cell>
          <table:table-cell table:style-name="ce13" office:value-type="string">
            <text:p>Mittwoch, 31. Januar 2007</text:p>
          </table:table-cell>
          <table:table-cell office:value-type="string">
            <text:p>Bronze</text:p>
          </table:table-cell>
          <table:table-cell office:value-type="string">
            <text:p>Staffel 6</text:p>
          </table:table-cell>
          <table:table-cell office:value-type="string">
            <text:p>Ausgabe 9</text:p>
          </table:table-cell>
          <table:table-cell table:number-columns-repeated="1016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er komplizierte Ausflug</text:p>
          </table:table-cell>
          <table:table-cell/>
          <table:table-cell office:value-type="string">
            <text:p>sky09</text:p>
          </table:table-cell>
          <table:table-cell table:style-name="ce13" office:value-type="string">
            <text:p>Samstag, 24. März 2007</text:p>
          </table:table-cell>
          <table:table-cell/>
          <table:table-cell office:value-type="string">
            <text:p>Staffel 6</text:p>
          </table:table-cell>
          <table:table-cell office:value-type="string">
            <text:p>Ausgabe 9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ucas Maniac! </text:p>
          </table:table-cell>
          <table:table-cell/>
          <table:table-cell table:style-name="ce2" office:value-type="string">
            <text:p>Marion Poinsot </text:p>
          </table:table-cell>
          <table:table-cell table:style-name="ce14" office:value-type="date" office:date-value="2007-03-30">
            <text:p>Freitag, 30. März 2007</text:p>
          </table:table-cell>
          <table:table-cell table:number-columns-repeated="2"/>
          <table:table-cell office:value-type="string">
            <text:p>Ausgabe 9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Maniac Manison Deluxe 1.4 </text:p>
          </table:table-cell>
          <table:table-cell office:value-type="string">
            <text:p>Fan</text:p>
          </table:table-cell>
          <table:table-cell table:style-name="ce2" office:value-type="string">
            <text:p>Lucasfan </text:p>
          </table:table-cell>
          <table:table-cell table:style-name="ce14" office:value-type="date" office:date-value="2007-03-30">
            <text:p>Freitag, 30. März 2007</text:p>
          </table:table-cell>
          <table:table-cell table:number-columns-repeated="2"/>
          <table:table-cell office:value-type="string">
            <text:p>Ausgabe 9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Fan</text:p>
          </table:table-cell>
          <table:table-cell/>
          <table:table-cell table:style-name="ce7"/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he People's Court</text:p>
          </table:table-cell>
          <table:table-cell/>
          <table:table-cell office:value-type="string">
            <text:p>MisterL</text:p>
          </table:table-cell>
          <table:table-cell table:style-name="ce13" office:value-type="string">
            <text:p>Sonntag, 1. April 2007</text:p>
          </table:table-cell>
          <table:table-cell office:value-type="string">
            <text:p>Bronze</text:p>
          </table:table-cell>
          <table:table-cell office:value-type="string">
            <text:p>Staffel 6</text:p>
          </table:table-cell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oom 07 - Das unheimliche Wesen aus einem fremden Raum</text:p>
          </table:table-cell>
          <table:table-cell office:value-type="string">
            <text:p>Dungeon</text:p>
          </table:table-cell>
          <table:table-cell office:value-type="string">
            <text:p>FireOrange</text:p>
          </table:table-cell>
          <table:table-cell table:style-name="ce12" office:value-type="date" office:date-value="2007-04-15">
            <text:p>Sonntag, 15. April 2007</text:p>
          </table:table-cell>
          <table:table-cell table:number-columns-repeated="2"/>
          <table:table-cell office:value-type="string">
            <text:p>Ausgabe 10</text:p>
          </table:table-cell>
          <table:table-cell/>
          <table:table-cell table:style-name="ce22" office:value-type="string">
            <text:p>Rot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Doktor in da House</text:p>
          </table:table-cell>
          <table:table-cell office:value-type="string">
            <text:p>Special</text:p>
          </table:table-cell>
          <table:table-cell office:value-type="string">
            <text:p>MisterL</text:p>
          </table:table-cell>
          <table:table-cell table:style-name="ce12" office:value-type="date" office:date-value="2007-04-17">
            <text:p>Dienstag, 17. April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ktor in da House II</text:p>
          </table:table-cell>
          <table:table-cell office:value-type="string">
            <text:p>Special</text:p>
          </table:table-cell>
          <table:table-cell office:value-type="string">
            <text:p>Mulle The Maniac</text:p>
          </table:table-cell>
          <table:table-cell table:style-name="ce12" office:value-type="date" office:date-value="2007-04-17">
            <text:p>Dienstag, 17. April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ochen mit Fred und Ed</text:p>
          </table:table-cell>
          <table:table-cell office:value-type="string">
            <text:p>Special</text:p>
          </table:table-cell>
          <table:table-cell office:value-type="string">
            <text:p>Agent Cat</text:p>
          </table:table-cell>
          <table:table-cell table:style-name="ce12" office:value-type="date" office:date-value="2007-04-17">
            <text:p>Dienstag, 17. April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Frühjahrsputz </text:p>
          </table:table-cell>
          <table:table-cell office:value-type="string">
            <text:p>Trash</text:p>
          </table:table-cell>
          <table:table-cell table:style-name="ce2" office:value-type="string">
            <text:p>Lampengeist_M</text:p>
          </table:table-cell>
          <table:table-cell table:style-name="ce12" office:value-type="date" office:date-value="2007-04-17">
            <text:p>Dienstag, 17. April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Herrschaft der Futanaris </text:p>
          </table:table-cell>
          <table:table-cell office:value-type="string">
            <text:p>Trash</text:p>
          </table:table-cell>
          <table:table-cell table:style-name="ce2" office:value-type="string">
            <text:p>Kaktus</text:p>
          </table:table-cell>
          <table:table-cell table:style-name="ce12" office:value-type="date" office:date-value="2007-04-17">
            <text:p>Dienstag, 17. April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Herrschaft der Futanaris 2 </text:p>
          </table:table-cell>
          <table:table-cell office:value-type="string">
            <text:p>Trash</text:p>
          </table:table-cell>
          <table:table-cell table:style-name="ce2" office:value-type="string">
            <text:p>BlueGryphon</text:p>
          </table:table-cell>
          <table:table-cell table:style-name="ce12" office:value-type="date" office:date-value="2007-04-17">
            <text:p>Dienstag, 17. April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Herrschaft der Futanaris 3 </text:p>
          </table:table-cell>
          <table:table-cell office:value-type="string">
            <text:p>Trash</text:p>
          </table:table-cell>
          <table:table-cell table:style-name="ce2" office:value-type="string">
            <text:p>Kaktus</text:p>
          </table:table-cell>
          <table:table-cell table:style-name="ce12" office:value-type="date" office:date-value="2007-04-17">
            <text:p>Dienstag, 17. April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Herrschaft der Futanaris 4 </text:p>
          </table:table-cell>
          <table:table-cell office:value-type="string">
            <text:p>Trash</text:p>
          </table:table-cell>
          <table:table-cell table:style-name="ce2" office:value-type="string">
            <text:p>Rayman</text:p>
          </table:table-cell>
          <table:table-cell table:style-name="ce12" office:value-type="date" office:date-value="2007-04-17">
            <text:p>Dienstag, 17. April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Iasons Testepisode </text:p>
          </table:table-cell>
          <table:table-cell office:value-type="string">
            <text:p>Trash</text:p>
          </table:table-cell>
          <table:table-cell table:style-name="ce2" office:value-type="string">
            <text:p>Iason79</text:p>
          </table:table-cell>
          <table:table-cell table:style-name="ce12" office:value-type="date" office:date-value="2007-04-17">
            <text:p>Dienstag, 17. April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MS: F**king Vista! </text:p>
          </table:table-cell>
          <table:table-cell office:value-type="string">
            <text:p>Trash</text:p>
          </table:table-cell>
          <table:table-cell table:style-name="ce2" office:value-type="string">
            <text:p>DarthConan</text:p>
          </table:table-cell>
          <table:table-cell table:style-name="ce12" office:value-type="date" office:date-value="2007-04-17">
            <text:p>Dienstag, 17. April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NoGUI </text:p>
          </table:table-cell>
          <table:table-cell office:value-type="string">
            <text:p>Trash</text:p>
          </table:table-cell>
          <table:table-cell table:style-name="ce2" office:value-type="string">
            <text:p>DarthConan</text:p>
          </table:table-cell>
          <table:table-cell table:style-name="ce12" office:value-type="date" office:date-value="2007-04-17">
            <text:p>Dienstag, 17. April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Rettet Sandy </text:p>
          </table:table-cell>
          <table:table-cell office:value-type="string">
            <text:p>Trash</text:p>
          </table:table-cell>
          <table:table-cell table:style-name="ce2" office:value-type="string">
            <text:p>Lak</text:p>
          </table:table-cell>
          <table:table-cell table:style-name="ce12" office:value-type="date" office:date-value="2007-04-17">
            <text:p>Dienstag, 17. April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Wink Smiley sucht den MMM-Millionär </text:p>
          </table:table-cell>
          <table:table-cell office:value-type="string">
            <text:p>Trash</text:p>
          </table:table-cell>
          <table:table-cell table:style-name="ce2" office:value-type="string">
            <text:p>FireOrange</text:p>
          </table:table-cell>
          <table:table-cell table:style-name="ce12" office:value-type="date" office:date-value="2007-04-17">
            <text:p>Dienstag, 17. April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oom 08 - Die Brücke</text:p>
          </table:table-cell>
          <table:table-cell office:value-type="string">
            <text:p>Dungeon</text:p>
          </table:table-cell>
          <table:table-cell office:value-type="string">
            <text:p>Problem</text:p>
          </table:table-cell>
          <table:table-cell table:style-name="ce12" office:value-type="date" office:date-value="2007-04-18">
            <text:p>Mittwoch, 18. April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oom 09 - Und dann gab's wirklich echt überhaupt gar keins mehr, ehrlich.</text:p>
          </table:table-cell>
          <table:table-cell office:value-type="string">
            <text:p>Dungeon</text:p>
          </table:table-cell>
          <table:table-cell office:value-type="string">
            <text:p>MisterL</text:p>
          </table:table-cell>
          <table:table-cell table:style-name="ce12" office:value-type="date" office:date-value="2007-04-23">
            <text:p>Montag, 23. April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omputerliebe</text:p>
          </table:table-cell>
          <table:table-cell/>
          <table:table-cell office:value-type="string">
            <text:p>Gul Loki</text:p>
          </table:table-cell>
          <table:table-cell table:style-name="ce13" office:value-type="string">
            <text:p>Montag, 21. Mai 2007 </text:p>
          </table:table-cell>
          <table:table-cell/>
          <table:table-cell office:value-type="string">
            <text:p>Staffel 6</text:p>
          </table:table-cell>
          <table:table-cell office:value-type="string">
            <text:p>Ausgabe 10</text:p>
          </table:table-cell>
          <table:table-cell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Jahrmarkt der Verdammten</text:p>
          </table:table-cell>
          <table:table-cell/>
          <table:table-cell office:value-type="string">
            <text:p>Rondo</text:p>
          </table:table-cell>
          <table:table-cell table:style-name="ce13" office:value-type="string">
            <text:p>Mittwoch, 30. Mai 2007</text:p>
          </table:table-cell>
          <table:table-cell/>
          <table:table-cell office:value-type="string">
            <text:p>Staffel 6</text:p>
          </table:table-cell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Jagd auf rotes Tentakel </text:p>
          </table:table-cell>
          <table:table-cell office:value-type="string">
            <text:p>Trash</text:p>
          </table:table-cell>
          <table:table-cell table:style-name="ce2" office:value-type="string">
            <text:p>Kaktus</text:p>
          </table:table-cell>
          <table:table-cell table:style-name="ce12" office:value-type="date" office:date-value="2007-05-30">
            <text:p>Mittwoch, 30. Mai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Run Hoagie Run </text:p>
          </table:table-cell>
          <table:table-cell office:value-type="string">
            <text:p>Trash</text:p>
          </table:table-cell>
          <table:table-cell table:style-name="ce2" office:value-type="string">
            <text:p>Rondo</text:p>
          </table:table-cell>
          <table:table-cell table:style-name="ce12" office:value-type="date" office:date-value="2007-06-07">
            <text:p>Donnerstag, 7. Juni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oom 10 - Die neue Gefahr</text:p>
          </table:table-cell>
          <table:table-cell office:value-type="string">
            <text:p>Dungeon</text:p>
          </table:table-cell>
          <table:table-cell office:value-type="string">
            <text:p>hansa_export</text:p>
          </table:table-cell>
          <table:table-cell table:style-name="ce12" office:value-type="date" office:date-value="2007-06-10">
            <text:p>Sonntag, 10. Juni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Meteorhead </text:p>
          </table:table-cell>
          <table:table-cell office:value-type="string">
            <text:p>Trash</text:p>
          </table:table-cell>
          <table:table-cell table:style-name="ce2" office:value-type="string">
            <text:p>FireOrange</text:p>
          </table:table-cell>
          <table:table-cell table:style-name="ce12" office:value-type="date" office:date-value="2007-06-12">
            <text:p>Dienstag, 12. Juni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Bernard muss mahl </text:p>
          </table:table-cell>
          <table:table-cell office:value-type="string">
            <text:p>Trash</text:p>
          </table:table-cell>
          <table:table-cell table:style-name="ce2" office:value-type="string">
            <text:p>Killermücke</text:p>
          </table:table-cell>
          <table:table-cell table:style-name="ce12" office:value-type="date" office:date-value="2007-06-12">
            <text:p>Dienstag, 12. Juni 2007</text:p>
          </table:table-cell>
          <table:table-cell table:number-columns-repeated="2"/>
          <table:table-cell office:value-type="string">
            <text:p>Ausgabe 1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ernards Room</text:p>
          </table:table-cell>
          <table:table-cell/>
          <table:table-cell office:value-type="string">
            <text:p>KhrisMUC</text:p>
          </table:table-cell>
          <table:table-cell table:style-name="ce13" office:value-type="string">
            <text:p>Mittwoch, 4. Juli 2007 </text:p>
          </table:table-cell>
          <table:table-cell/>
          <table:table-cell office:value-type="string">
            <text:p>Staffel 7</text:p>
          </table:table-cell>
          <table:table-cell office:value-type="string">
            <text:p>Ausgabe 1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new president</text:p>
          </table:table-cell>
          <table:table-cell office:value-type="string">
            <text:p>Special</text:p>
          </table:table-cell>
          <table:table-cell office:value-type="string">
            <text:p>DarthConan</text:p>
          </table:table-cell>
          <table:table-cell table:style-name="ce12" office:value-type="date" office:date-value="2007-07-15">
            <text:p>Sonntag, 15. Juli 2007</text:p>
          </table:table-cell>
          <table:table-cell table:number-columns-repeated="2"/>
          <table:table-cell office:value-type="string">
            <text:p>Ausgabe 1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Meteorhead II: Rückkehr eines Idioten </text:p>
          </table:table-cell>
          <table:table-cell office:value-type="string">
            <text:p>Trash</text:p>
          </table:table-cell>
          <table:table-cell table:style-name="ce2" office:value-type="string">
            <text:p>FireOrange</text:p>
          </table:table-cell>
          <table:table-cell table:style-name="ce12" office:value-type="date" office:date-value="2007-07-15">
            <text:p>Sonntag, 15. Juli 2007</text:p>
          </table:table-cell>
          <table:table-cell table:number-columns-repeated="2"/>
          <table:table-cell office:value-type="string">
            <text:p>Ausgabe 1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Meteorhead III: Spiel mir das 1337 vom Tod </text:p>
          </table:table-cell>
          <table:table-cell office:value-type="string">
            <text:p>Trash</text:p>
          </table:table-cell>
          <table:table-cell table:style-name="ce2" office:value-type="string">
            <text:p>BlueGryphon</text:p>
          </table:table-cell>
          <table:table-cell table:style-name="ce12" office:value-type="date" office:date-value="2007-07-17">
            <text:p>Dienstag, 17. Juli 2007</text:p>
          </table:table-cell>
          <table:table-cell table:number-columns-repeated="2"/>
          <table:table-cell office:value-type="string">
            <text:p>Ausgabe 1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Meteorhead IV: Forgotten Memories </text:p>
          </table:table-cell>
          <table:table-cell office:value-type="string">
            <text:p>Trash</text:p>
          </table:table-cell>
          <table:table-cell table:style-name="ce2" office:value-type="string">
            <text:p>FireOrange</text:p>
          </table:table-cell>
          <table:table-cell table:style-name="ce12" office:value-type="string">
            <text:p>Dienstag, 17. Juli 2007    </text:p>
          </table:table-cell>
          <table:table-cell table:number-columns-repeated="2"/>
          <table:table-cell office:value-type="string">
            <text:p>Ausgabe 1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Bernard muss 2 mahl </text:p>
          </table:table-cell>
          <table:table-cell office:value-type="string">
            <text:p>Trash</text:p>
          </table:table-cell>
          <table:table-cell table:style-name="ce2" office:value-type="string">
            <text:p>Rayman </text:p>
          </table:table-cell>
          <table:table-cell table:style-name="ce14" office:value-type="date" office:date-value="2007-07-20">
            <text:p>Freitag, 20. Juli 2007</text:p>
          </table:table-cell>
          <table:table-cell table:number-columns-repeated="2"/>
          <table:table-cell office:value-type="string">
            <text:p>Ausgabe 11</text:p>
          </table:table-cell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Bernard gegen Berthold</text:p>
          </table:table-cell>
          <table:table-cell/>
          <table:table-cell office:value-type="string">
            <text:p>JPS</text:p>
          </table:table-cell>
          <table:table-cell table:style-name="ce13" office:value-type="string">
            <text:p>Dienstag, 24. Juli 2007   </text:p>
          </table:table-cell>
          <table:table-cell/>
          <table:table-cell office:value-type="string">
            <text:p>Staffel 7</text:p>
          </table:table-cell>
          <table:table-cell office:value-type="string">
            <text:p>Ausgabe 11</text:p>
          </table:table-cell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Books - Deals unter Nachbarn</text:p>
          </table:table-cell>
          <table:table-cell/>
          <table:table-cell office:value-type="string">
            <text:p>Link2005</text:p>
          </table:table-cell>
          <table:table-cell table:style-name="ce13" office:value-type="string">
            <text:p>Freitag, 3. August 2007</text:p>
          </table:table-cell>
          <table:table-cell/>
          <table:table-cell office:value-type="string">
            <text:p>Staffel 7</text:p>
          </table:table-cell>
          <table:table-cell office:value-type="string">
            <text:p>Ausgabe 11</text:p>
          </table:table-cell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Baranoia</text:p>
          </table:table-cell>
          <table:table-cell/>
          <table:table-cell office:value-type="string">
            <text:p>DarthConan</text:p>
          </table:table-cell>
          <table:table-cell table:style-name="ce13" office:value-type="string">
            <text:p>Freitag, 3. August 2007 </text:p>
          </table:table-cell>
          <table:table-cell/>
          <table:table-cell office:value-type="string">
            <text:p>Staffel 7</text:p>
          </table:table-cell>
          <table:table-cell office:value-type="string">
            <text:p>Ausgabe 11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ave Smiley!</text:p>
          </table:table-cell>
          <table:table-cell/>
          <table:table-cell office:value-type="string">
            <text:p>Rayman</text:p>
          </table:table-cell>
          <table:table-cell table:style-name="ce13" office:value-type="string">
            <text:p>Montag, 13. August 2007</text:p>
          </table:table-cell>
          <table:table-cell office:value-type="string">
            <text:p>Bronze</text:p>
          </table:table-cell>
          <table:table-cell office:value-type="string">
            <text:p>Staffel 7</text:p>
          </table:table-cell>
          <table:table-cell office:value-type="string">
            <text:p>Ausgabe 11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Hoagies neuer Freund</text:p>
          </table:table-cell>
          <table:table-cell/>
          <table:table-cell office:value-type="string">
            <text:p>FireOrange</text:p>
          </table:table-cell>
          <table:table-cell table:style-name="ce13" office:value-type="string">
            <text:p>Montag, 13. August 2007 </text:p>
          </table:table-cell>
          <table:table-cell office:value-type="string">
            <text:p>Bronze</text:p>
          </table:table-cell>
          <table:table-cell office:value-type="string">
            <text:p>Staffel 7</text:p>
          </table:table-cell>
          <table:table-cell office:value-type="string">
            <text:p>Ausgabe 1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Wink Smiley sucht den MMMMillionär – Vol. II</text:p>
          </table:table-cell>
          <table:table-cell office:value-type="string">
            <text:p>Trash</text:p>
          </table:table-cell>
          <table:table-cell table:style-name="ce3" office:value-type="string">
            <text:p>FireOrange</text:p>
          </table:table-cell>
          <table:table-cell table:style-name="ce12" office:value-type="string">
            <text:p>Sonntag, 26. August 2007   </text:p>
          </table:table-cell>
          <table:table-cell table:number-columns-repeated="2"/>
          <table:table-cell office:value-type="string">
            <text:p>Ausgabe 1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Wink Smiley sucht den MMMMillionär – Vol. II</text:p>
          </table:table-cell>
          <table:table-cell office:value-type="string">
            <text:p>Trash</text:p>
          </table:table-cell>
          <table:table-cell table:style-name="ce3" office:value-type="string">
            <text:p>FireOrange</text:p>
          </table:table-cell>
          <table:table-cell table:style-name="ce12" office:value-type="string">
            <text:p>Sonntag, 26. August 2007   </text:p>
          </table:table-cell>
          <table:table-cell table:number-columns-repeated="2"/>
          <table:table-cell office:value-type="string">
            <text:p>Ausgabe 1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/>
          <table:table-cell table:style-name="ce2" office:value-type="string">
            <text:p>Wink Smiley sucht den Trashmillionär </text:p>
          </table:table-cell>
          <table:table-cell office:value-type="string">
            <text:p>Trash</text:p>
          </table:table-cell>
          <table:table-cell table:style-name="ce2" office:value-type="string">
            <text:p>DarthConan</text:p>
          </table:table-cell>
          <table:table-cell table:style-name="ce12" office:value-type="date" office:date-value="2007-09-01">
            <text:p>Samstag, 1. September 2007</text:p>
          </table:table-cell>
          <table:table-cell table:number-columns-repeated="2"/>
          <table:table-cell office:value-type="string">
            <text:p>Ausgabe 1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Wink Smiley sucht den MMMM - Bloody Halloween Version </text:p>
          </table:table-cell>
          <table:table-cell office:value-type="string">
            <text:p>Trash</text:p>
          </table:table-cell>
          <table:table-cell table:style-name="ce3" office:value-type="string">
            <text:p>FireOrange</text:p>
          </table:table-cell>
          <table:table-cell table:style-name="ce12" office:value-type="date" office:date-value="2007-09-02">
            <text:p>Sonntag, 2. September 2007</text:p>
          </table:table-cell>
          <table:table-cell table:number-columns-repeated="2"/>
          <table:table-cell office:value-type="string">
            <text:p>Ausgabe 1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Meteorhead V: Die Universalkraft </text:p>
          </table:table-cell>
          <table:table-cell office:value-type="string">
            <text:p>Trash</text:p>
          </table:table-cell>
          <table:table-cell table:style-name="ce2" office:value-type="string">
            <text:p>FireOrange</text:p>
          </table:table-cell>
          <table:table-cell table:style-name="ce12" office:value-type="date" office:date-value="2007-10-04">
            <text:p>Donnerstag, 4. Oktober 2007</text:p>
          </table:table-cell>
          <table:table-cell table:number-columns-repeated="2"/>
          <table:table-cell office:value-type="string">
            <text:p>Ausgabe 12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Die Schöne und das Biest</text:p>
          </table:table-cell>
          <table:table-cell/>
          <table:table-cell office:value-type="string">
            <text:p>Edison Interactive</text:p>
          </table:table-cell>
          <table:table-cell table:style-name="ce13" office:value-type="string">
            <text:p>Samstag, 13. Oktober 2007</text:p>
          </table:table-cell>
          <table:table-cell office:value-type="string">
            <text:p>Gold</text:p>
          </table:table-cell>
          <table:table-cell office:value-type="string">
            <text:p>Staffel 7</text:p>
          </table:table-cell>
          <table:table-cell office:value-type="string">
            <text:p>Ausgabe 12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aMMa ante Portas</text:p>
          </table:table-cell>
          <table:table-cell/>
          <table:table-cell office:value-type="string">
            <text:p>Fatal hoch zwei</text:p>
          </table:table-cell>
          <table:table-cell table:style-name="ce13" office:value-type="string">
            <text:p>Montag, 22. Oktober 2007</text:p>
          </table:table-cell>
          <table:table-cell office:value-type="string">
            <text:p>Bronze</text:p>
          </table:table-cell>
          <table:table-cell office:value-type="string">
            <text:p>Staffel 7</text:p>
          </table:table-cell>
          <table:table-cell office:value-type="string">
            <text:p>Ausgabe 12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amstag</text:p>
          </table:table-cell>
          <table:table-cell/>
          <table:table-cell office:value-type="string">
            <text:p>Timer</text:p>
          </table:table-cell>
          <table:table-cell table:style-name="ce13" office:value-type="string">
            <text:p>Donnerstag, 25. Oktober 2007</text:p>
          </table:table-cell>
          <table:table-cell/>
          <table:table-cell office:value-type="string">
            <text:p>Staffel 7</text:p>
          </table:table-cell>
          <table:table-cell office:value-type="string">
            <text:p>Ausgabe 1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Meteorhead VI: Verbannt ins Exühl </text:p>
          </table:table-cell>
          <table:table-cell office:value-type="string">
            <text:p>Trash</text:p>
          </table:table-cell>
          <table:table-cell table:style-name="ce2" office:value-type="string">
            <text:p>FireOrange</text:p>
          </table:table-cell>
          <table:table-cell table:style-name="ce12" office:value-type="date" office:date-value="2007-10-27">
            <text:p>Samstag, 27. Oktober 2007</text:p>
          </table:table-cell>
          <table:table-cell table:number-columns-repeated="2"/>
          <table:table-cell office:value-type="string">
            <text:p>Ausgabe 12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niac Mansion Begins</text:p>
          </table:table-cell>
          <table:table-cell/>
          <table:table-cell office:value-type="string">
            <text:p>MisterL</text:p>
          </table:table-cell>
          <table:table-cell table:style-name="ce13" office:value-type="string">
            <text:p>Sonntag, 28. Oktober 2007</text:p>
          </table:table-cell>
          <table:table-cell office:value-type="string">
            <text:p>Silber</text:p>
          </table:table-cell>
          <table:table-cell office:value-type="string">
            <text:p>Staffel 7</text:p>
          </table:table-cell>
          <table:table-cell office:value-type="string">
            <text:p>Ausgabe 12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eue Abenteuer auf Terra</text:p>
          </table:table-cell>
          <table:table-cell/>
          <table:table-cell office:value-type="string">
            <text:p>Bissiger Witzbold</text:p>
          </table:table-cell>
          <table:table-cell table:style-name="ce13" office:value-type="string">
            <text:p>Freitag, 2. November 2007</text:p>
          </table:table-cell>
          <table:table-cell/>
          <table:table-cell office:value-type="string">
            <text:p>Staffel 8</text:p>
          </table:table-cell>
          <table:table-cell office:value-type="string">
            <text:p>Ausgabe 1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Meteorhead Man und Peter Pommes retten die Fast Food-Industrie </text:p>
          </table:table-cell>
          <table:table-cell office:value-type="string">
            <text:p>Trash</text:p>
          </table:table-cell>
          <table:table-cell table:style-name="ce2" office:value-type="string">
            <text:p>FireOrange</text:p>
          </table:table-cell>
          <table:table-cell table:style-name="ce12" office:value-type="date" office:date-value="2007-12-07">
            <text:p>Freitag, 7. Dezember 2007</text:p>
          </table:table-cell>
          <table:table-cell table:number-columns-repeated="2"/>
          <table:table-cell office:value-type="string">
            <text:p>Ausgabe 1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"/>
          <table:table-cell table:number-columns-repeated="4"/>
          <table:table-cell office:value-type="string">
            <text:p>Oktober-Dezember 2007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Edgar Award Show - Staffel 2 (Show II)</text:p>
          </table:table-cell>
          <table:table-cell office:value-type="string">
            <text:p>Edgar Award</text:p>
          </table:table-cell>
          <table:table-cell office:value-type="string">
            <text:p>Tütensuppe</text:p>
          </table:table-cell>
          <table:table-cell table:style-name="ce15" office:value-type="date" office:date-value="2008-01-05">
            <text:p>Samstag, 5. Januar 2008</text:p>
          </table:table-cell>
          <table:table-cell table:number-columns-repeated="2"/>
          <table:table-cell office:value-type="string">
            <text:p>Ausgabe 13</text:p>
          </table:table-cell>
          <table:table-cell/>
          <table:table-cell office:value-type="string">
            <text:p>Januar-März 200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Meteorhead VIII: Rettet Meteorhead Man </text:p>
          </table:table-cell>
          <table:table-cell office:value-type="string">
            <text:p>Trash</text:p>
          </table:table-cell>
          <table:table-cell table:style-name="ce2" office:value-type="string">
            <text:p>DarthConan</text:p>
          </table:table-cell>
          <table:table-cell table:style-name="ce15" office:value-type="date" office:date-value="2008-01-05">
            <text:p>Samstag, 5. Januar 2008</text:p>
          </table:table-cell>
          <table:table-cell table:number-columns-repeated="2"/>
          <table:table-cell office:value-type="string">
            <text:p>Ausgabe 1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oom 11 - Die vergrabene Gruft</text:p>
          </table:table-cell>
          <table:table-cell office:value-type="string">
            <text:p>Dungeon</text:p>
          </table:table-cell>
          <table:table-cell office:value-type="string">
            <text:p>Timer</text:p>
          </table:table-cell>
          <table:table-cell table:style-name="ce15" office:value-type="date" office:date-value="2008-03-09">
            <text:p>Sonntag, 9. März 2008</text:p>
          </table:table-cell>
          <table:table-cell table:number-columns-repeated="2"/>
          <table:table-cell office:value-type="string">
            <text:p>Ausgabe 13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Meteorhead IX: Razors Mutation </text:p>
          </table:table-cell>
          <table:table-cell office:value-type="string">
            <text:p>Trash</text:p>
          </table:table-cell>
          <table:table-cell table:style-name="ce2" office:value-type="string">
            <text:p>DarthConan</text:p>
          </table:table-cell>
          <table:table-cell table:style-name="ce15" office:value-type="string">
            <text:p>Sonntag, 23. März 2008   </text:p>
          </table:table-cell>
          <table:table-cell table:number-columns-repeated="2"/>
          <table:table-cell office:value-type="string">
            <text:p>Ausgabe 13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Bernard muss 3 mahl </text:p>
          </table:table-cell>
          <table:table-cell office:value-type="string">
            <text:p>Trash</text:p>
          </table:table-cell>
          <table:table-cell table:style-name="ce2" office:value-type="string">
            <text:p>shanki </text:p>
          </table:table-cell>
          <table:table-cell table:style-name="ce16" office:value-type="date" office:date-value="2008-03-25">
            <text:p>Dienstag, 25. März 2008</text:p>
          </table:table-cell>
          <table:table-cell table:number-columns-repeated="2"/>
          <table:table-cell office:value-type="string">
            <text:p>Ausgabe 13</text:p>
          </table:table-cell>
          <table:table-cell table:number-columns-repeated="1016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17"/>
          <table:table-cell table:number-columns-repeated="1019"/>
        </table:table-row>
        <table:table-row table:style-name="ro1">
          <table:table-cell/>
          <table:table-cell table:style-name="ce2" office:value-type="string">
            <text:p>Meteorhead X: Eine Frage der Ausrede </text:p>
          </table:table-cell>
          <table:table-cell office:value-type="string">
            <text:p>Trash</text:p>
          </table:table-cell>
          <table:table-cell table:style-name="ce2" office:value-type="string">
            <text:p>Fatal hoch zwei</text:p>
          </table:table-cell>
          <table:table-cell table:style-name="ce15" office:value-type="date" office:date-value="2008-04-06">
            <text:p>Sonntag, 6. April 2008</text:p>
          </table:table-cell>
          <table:table-cell table:number-columns-repeated="2"/>
          <table:table-cell office:value-type="string">
            <text:p>Ausgabe 14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Meteorhead XI: Die Klauung des güldenen Headgars </text:p>
          </table:table-cell>
          <table:table-cell office:value-type="string">
            <text:p>Trash</text:p>
          </table:table-cell>
          <table:table-cell table:style-name="ce2" office:value-type="string">
            <text:p>FireOrange</text:p>
          </table:table-cell>
          <table:table-cell table:style-name="ce15" office:value-type="date" office:date-value="2008-04-21">
            <text:p>Montag, 21. April 2008</text:p>
          </table:table-cell>
          <table:table-cell table:number-columns-repeated="2"/>
          <table:table-cell office:value-type="string">
            <text:p>Ausgabe 1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ktor in da House III</text:p>
          </table:table-cell>
          <table:table-cell office:value-type="string">
            <text:p>Special</text:p>
          </table:table-cell>
          <table:table-cell office:value-type="string">
            <text:p>Mulle The Maniac</text:p>
          </table:table-cell>
          <table:table-cell table:style-name="ce15" office:value-type="date" office:date-value="2008-05-13">
            <text:p>Dienstag, 13. Mai 2008</text:p>
          </table:table-cell>
          <table:table-cell table:number-columns-repeated="2"/>
          <table:table-cell office:value-type="string">
            <text:p>Ausgabe 14</text:p>
          </table:table-cell>
          <table:table-cell/>
          <table:table-cell table:style-name="ce23" office:value-type="string">
            <text:p>Rot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Bernard muss 4 mahl </text:p>
          </table:table-cell>
          <table:table-cell office:value-type="string">
            <text:p>Trash</text:p>
          </table:table-cell>
          <table:table-cell table:style-name="ce2" office:value-type="string">
            <text:p>Rayman</text:p>
          </table:table-cell>
          <table:table-cell table:style-name="ce15" office:value-type="date" office:date-value="2008-06-02">
            <text:p>Montag, 2. Juni 2008</text:p>
          </table:table-cell>
          <table:table-cell table:number-columns-repeated="2"/>
          <table:table-cell office:value-type="string">
            <text:p>Ausgabe 14</text:p>
          </table:table-cell>
          <table:table-cell/>
          <table:table-cell table:style-name="ce23"/>
          <table:table-cell table:number-columns-repeated="1014"/>
        </table:table-row>
        <table:table-row table:style-name="ro1">
          <table:table-cell/>
          <table:table-cell table:style-name="ce2" office:value-type="string">
            <text:p>Britney muss mahl </text:p>
          </table:table-cell>
          <table:table-cell office:value-type="string">
            <text:p>Trash</text:p>
          </table:table-cell>
          <table:table-cell table:style-name="ce2" office:value-type="string">
            <text:p>DarthConan</text:p>
          </table:table-cell>
          <table:table-cell table:style-name="ce15" office:value-type="date" office:date-value="2008-06-02">
            <text:p>Montag, 2. Juni 2008</text:p>
          </table:table-cell>
          <table:table-cell table:number-columns-repeated="2"/>
          <table:table-cell office:value-type="string">
            <text:p>Ausgabe 14</text:p>
          </table:table-cell>
          <table:table-cell/>
          <table:table-cell table:style-name="ce23"/>
          <table:table-cell table:number-columns-repeated="1014"/>
        </table:table-row>
        <table:table-row table:style-name="ro1">
          <table:table-cell/>
          <table:table-cell office:value-type="string">
            <text:p>Room 12 - Die Holozelle</text:p>
          </table:table-cell>
          <table:table-cell office:value-type="string">
            <text:p>Dungeon</text:p>
          </table:table-cell>
          <table:table-cell office:value-type="string">
            <text:p>linus</text:p>
          </table:table-cell>
          <table:table-cell table:style-name="ce15" office:value-type="date" office:date-value="2008-06-08">
            <text:p>Sonntag, 8. Juni 2008</text:p>
          </table:table-cell>
          <table:table-cell table:number-columns-repeated="2"/>
          <table:table-cell office:value-type="string">
            <text:p>Ausgabe 14</text:p>
          </table:table-cell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indbending TV</text:p>
          </table:table-cell>
          <table:table-cell/>
          <table:table-cell office:value-type="string">
            <text:p>FireOrange</text:p>
          </table:table-cell>
          <table:table-cell table:style-name="ce18" office:value-type="string">
            <text:p>Montag, 16. Juni 2008 </text:p>
          </table:table-cell>
          <table:table-cell/>
          <table:table-cell office:value-type="string">
            <text:p>Staffel 8</text:p>
          </table:table-cell>
          <table:table-cell office:value-type="string">
            <text:p>Ausgabe 1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/>
          <table:table-cell office:value-type="string">
            <text:p>Room 13 - Der Trockenraum</text:p>
          </table:table-cell>
          <table:table-cell office:value-type="string">
            <text:p>Dungeon</text:p>
          </table:table-cell>
          <table:table-cell office:value-type="string">
            <text:p>Endres</text:p>
          </table:table-cell>
          <table:table-cell table:style-name="ce15" office:value-type="date" office:date-value="2008-07-03">
            <text:p>Donnerstag, 3. Juli 2008</text:p>
          </table:table-cell>
          <table:table-cell table:number-columns-repeated="2"/>
          <table:table-cell office:value-type="string">
            <text:p>Ausgabe 15</text:p>
          </table:table-cell>
          <table:table-cell/>
          <table:table-cell office:value-type="string">
            <text:p>April-Juni 200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Smash The Tentacle </text:p>
          </table:table-cell>
          <table:table-cell office:value-type="string">
            <text:p>Trash</text:p>
          </table:table-cell>
          <table:table-cell table:style-name="ce2" office:value-type="string">
            <text:p>Rondo</text:p>
          </table:table-cell>
          <table:table-cell table:style-name="ce15" office:value-type="string">
            <text:p>Donnerstag, 7. August 2008    </text:p>
          </table:table-cell>
          <table:table-cell table:number-columns-repeated="2"/>
          <table:table-cell office:value-type="string">
            <text:p>Ausgabe 1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oom 14 - Vor der Tür</text:p>
          </table:table-cell>
          <table:table-cell office:value-type="string">
            <text:p>Dungeon</text:p>
          </table:table-cell>
          <table:table-cell office:value-type="string">
            <text:p>eX</text:p>
          </table:table-cell>
          <table:table-cell table:style-name="ce15" office:value-type="date" office:date-value="2008-09-01">
            <text:p>Montag, 1. September 2008</text:p>
          </table:table-cell>
          <table:table-cell table:number-columns-repeated="2"/>
          <table:table-cell office:value-type="string">
            <text:p>Ausgabe 15</text:p>
          </table:table-cell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Even a broken Clock</text:p>
          </table:table-cell>
          <table:table-cell/>
          <table:table-cell office:value-type="string">
            <text:p>1mal_volltanken</text:p>
          </table:table-cell>
          <table:table-cell table:style-name="ce18" office:value-type="string">
            <text:p>Donnerstag, 18. September 2008</text:p>
          </table:table-cell>
          <table:table-cell/>
          <table:table-cell office:value-type="string">
            <text:p>Staffel 8</text:p>
          </table:table-cell>
          <table:table-cell office:value-type="string">
            <text:p>Ausgabe 15</text:p>
          </table:table-cell>
          <table:table-cell/>
          <table:table-cell office:value-type="string">
            <text:p>Juli-September 2008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/>
          <table:table-cell office:value-type="string">
            <text:p>Ted Edison a.t. Curse o. King RootenTooten</text:p>
          </table:table-cell>
          <table:table-cell/>
          <table:table-cell office:value-type="string">
            <text:p>MisterL</text:p>
          </table:table-cell>
          <table:table-cell table:style-name="ce18" office:value-type="string">
            <text:p>Samstag, 18. Oktober 2008</text:p>
          </table:table-cell>
          <table:table-cell table:number-columns-repeated="2"/>
          <table:table-cell office:value-type="string">
            <text:p>Ausgabe 1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alloween 08-1 Das Monster aus der Racoon Lagoon (Demo)</text:p>
          </table:table-cell>
          <table:table-cell office:value-type="string">
            <text:p>Halloween</text:p>
          </table:table-cell>
          <table:table-cell office:value-type="string">
            <text:p>FireOrange</text:p>
          </table:table-cell>
          <table:table-cell table:style-name="ce15" office:value-type="date" office:date-value="2008-11-08">
            <text:p>Samstag, 8. November 2008</text:p>
          </table:table-cell>
          <table:table-cell table:number-columns-repeated="2"/>
          <table:table-cell office:value-type="string">
            <text:p>Ausgabe 16</text:p>
          </table:table-cell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Das Necronomicon</text:p>
          </table:table-cell>
          <table:table-cell/>
          <table:table-cell office:value-type="string">
            <text:p>Larry Wolf</text:p>
          </table:table-cell>
          <table:table-cell table:style-name="ce18" office:value-type="string">
            <text:p>Samstag, 13. Dezember 2008</text:p>
          </table:table-cell>
          <table:table-cell/>
          <table:table-cell office:value-type="string">
            <text:p>Staffel 8</text:p>
          </table:table-cell>
          <table:table-cell office:value-type="string">
            <text:p>Ausgabe 16</text:p>
          </table:table-cell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 Christmas Odyssey</text:p>
          </table:table-cell>
          <table:table-cell office:value-type="string">
            <text:p>Weihnachtsspecial</text:p>
          </table:table-cell>
          <table:table-cell office:value-type="string">
            <text:p>LilaQ</text:p>
          </table:table-cell>
          <table:table-cell table:style-name="ce15" office:value-type="date" office:date-value="2008-12-24">
            <text:p>Mittwoch, 24. Dezember 2008</text:p>
          </table:table-cell>
          <table:table-cell/>
          <table:table-cell office:value-type="string">
            <text:p>Staffel 8</text:p>
          </table:table-cell>
          <table:table-cell office:value-type="string">
            <text:p>Ausgabe 16</text:p>
          </table:table-cell>
          <table:table-cell/>
          <table:table-cell office:value-type="string">
            <text:p>Oktober-Dezember 2008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/>
          <table:table-cell office:value-type="string">
            <text:p>Edgar Award Show - Staffel 7</text:p>
          </table:table-cell>
          <table:table-cell office:value-type="string">
            <text:p>Edgar Award</text:p>
          </table:table-cell>
          <table:table-cell office:value-type="string">
            <text:p>Rayman</text:p>
          </table:table-cell>
          <table:table-cell table:style-name="ce19" office:value-type="date" office:date-value="2009-01-18">
            <text:p>Sonntag, 18. Januar 2009</text:p>
          </table:table-cell>
          <table:table-cell table:number-columns-repeated="2"/>
          <table:table-cell office:value-type="string">
            <text:p>Ausgabe 1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dgar Award Show - Staffel 6</text:p>
          </table:table-cell>
          <table:table-cell office:value-type="string">
            <text:p>Edgar Award</text:p>
          </table:table-cell>
          <table:table-cell office:value-type="string">
            <text:p>Edison Interactive</text:p>
          </table:table-cell>
          <table:table-cell table:style-name="ce19" office:value-type="date" office:date-value="2009-02-04">
            <text:p>Mittwoch, 4. Februar 2009</text:p>
          </table:table-cell>
          <table:table-cell table:number-columns-repeated="2"/>
          <table:table-cell office:value-type="string">
            <text:p>Ausgabe 1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oom 06 - The Race</text:p>
          </table:table-cell>
          <table:table-cell office:value-type="string">
            <text:p>Dungeon</text:p>
          </table:table-cell>
          <table:table-cell office:value-type="string">
            <text:p>Rocco</text:p>
          </table:table-cell>
          <table:table-cell table:style-name="ce19" office:value-type="date" office:date-value="2009-02-13">
            <text:p>Freitag, 13. Februar 2009</text:p>
          </table:table-cell>
          <table:table-cell table:number-columns-repeated="2"/>
          <table:table-cell office:value-type="string">
            <text:p>Ausgabe 1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Episode 66 - Hoagies neuer Freund. Akt 3: Der verbotene Akt </text:p>
          </table:table-cell>
          <table:table-cell office:value-type="string">
            <text:p>Trash</text:p>
          </table:table-cell>
          <table:table-cell table:style-name="ce3" office:value-type="string">
            <text:p>FireOrange</text:p>
          </table:table-cell>
          <table:table-cell table:style-name="ce19" office:value-type="string">
            <text:p>Sonntag, 26. April 2009    </text:p>
          </table:table-cell>
          <table:table-cell table:number-columns-repeated="2"/>
          <table:table-cell office:value-type="string">
            <text:p>Ausgabe 1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ch-Demo: Dott-MM - Labor &amp; Küche</text:p>
          </table:table-cell>
          <table:table-cell office:value-type="string">
            <text:p>Demo</text:p>
          </table:table-cell>
          <table:table-cell office:value-type="string">
            <text:p>MisterL</text:p>
          </table:table-cell>
          <table:table-cell table:style-name="ce19" office:value-type="date" office:date-value="2009-04-28">
            <text:p>Dienstag, 28. April 2009</text:p>
          </table:table-cell>
          <table:table-cell table:number-columns-repeated="2"/>
          <table:table-cell office:value-type="string">
            <text:p>Ausgabe 1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mo: Das Experiment</text:p>
          </table:table-cell>
          <table:table-cell office:value-type="string">
            <text:p>Demo</text:p>
          </table:table-cell>
          <table:table-cell office:value-type="string">
            <text:p>M'Arc en Ciel</text:p>
          </table:table-cell>
          <table:table-cell table:style-name="ce19" office:value-type="date" office:date-value="2009-04-29">
            <text:p>Mittwoch, 29. April 2009</text:p>
          </table:table-cell>
          <table:table-cell table:number-columns-repeated="2"/>
          <table:table-cell office:value-type="string">
            <text:p>Ausgabe 1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mo: Die Eroberung</text:p>
          </table:table-cell>
          <table:table-cell office:value-type="string">
            <text:p>Demo</text:p>
          </table:table-cell>
          <table:table-cell office:value-type="string">
            <text:p>Brush</text:p>
          </table:table-cell>
          <table:table-cell table:style-name="ce19" office:value-type="date" office:date-value="2009-04-29">
            <text:p>Mittwoch, 29. April 2009</text:p>
          </table:table-cell>
          <table:table-cell table:number-columns-repeated="2"/>
          <table:table-cell office:value-type="string">
            <text:p>Ausgabe 18</text:p>
          </table:table-cell>
          <table:table-cell/>
          <table:table-cell table:style-name="ce24" office:value-type="string">
            <text:p>Rot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Demo: MMM - Das Textadventure</text:p>
          </table:table-cell>
          <table:table-cell office:value-type="string">
            <text:p>Demo</text:p>
          </table:table-cell>
          <table:table-cell office:value-type="string">
            <text:p>KhrisMUC</text:p>
          </table:table-cell>
          <table:table-cell table:style-name="ce19" office:value-type="date" office:date-value="2009-04-29">
            <text:p>Mittwoch, 29. April 2009</text:p>
          </table:table-cell>
          <table:table-cell table:number-columns-repeated="2"/>
          <table:table-cell office:value-type="string">
            <text:p>Ausgabe 1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railer: Police Molest</text:p>
          </table:table-cell>
          <table:table-cell office:value-type="string">
            <text:p>Trailer</text:p>
          </table:table-cell>
          <table:table-cell office:value-type="string">
            <text:p>MisterL</text:p>
          </table:table-cell>
          <table:table-cell table:style-name="ce19" office:value-type="date" office:date-value="2009-04-29">
            <text:p>Mittwoch, 29. April 2009</text:p>
          </table:table-cell>
          <table:table-cell table:number-columns-repeated="2"/>
          <table:table-cell office:value-type="string">
            <text:p>Ausgabe 1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railer: @-Man - The Dork Knight</text:p>
          </table:table-cell>
          <table:table-cell office:value-type="string">
            <text:p>Trailer</text:p>
          </table:table-cell>
          <table:table-cell office:value-type="string">
            <text:p>Bòógieman</text:p>
          </table:table-cell>
          <table:table-cell table:style-name="ce19" office:value-type="date" office:date-value="2009-04-29">
            <text:p>Mittwoch, 29. April 2009</text:p>
          </table:table-cell>
          <table:table-cell table:number-columns-repeated="2"/>
          <table:table-cell office:value-type="string">
            <text:p>Ausgabe 1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ch-Demo: Maniac Mansion DS</text:p>
          </table:table-cell>
          <table:table-cell office:value-type="string">
            <text:p>Demo</text:p>
          </table:table-cell>
          <table:table-cell office:value-type="string">
            <text:p>MisterL</text:p>
          </table:table-cell>
          <table:table-cell table:style-name="ce19" office:value-type="date" office:date-value="2009-04-29">
            <text:p>Mittwoch, 29. April 2009</text:p>
          </table:table-cell>
          <table:table-cell table:number-columns-repeated="2"/>
          <table:table-cell office:value-type="string">
            <text:p>Ausgabe 1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railer: Dumm geholfen</text:p>
          </table:table-cell>
          <table:table-cell office:value-type="string">
            <text:p>Trailer</text:p>
          </table:table-cell>
          <table:table-cell office:value-type="string">
            <text:p>Fatal hoch zwei</text:p>
          </table:table-cell>
          <table:table-cell table:style-name="ce19" office:value-type="date" office:date-value="2009-05-01">
            <text:p>Freitag, 1. Mai 2009</text:p>
          </table:table-cell>
          <table:table-cell table:number-columns-repeated="2"/>
          <table:table-cell office:value-type="string">
            <text:p>Ausgabe 1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ch-Demo: Murder at the Moonshine Mansion</text:p>
          </table:table-cell>
          <table:table-cell office:value-type="string">
            <text:p>Demo</text:p>
          </table:table-cell>
          <table:table-cell office:value-type="string">
            <text:p>MisterL</text:p>
          </table:table-cell>
          <table:table-cell table:style-name="ce19" office:value-type="date" office:date-value="2009-05-01">
            <text:p>Freitag, 1. Mai 2009</text:p>
          </table:table-cell>
          <table:table-cell table:number-columns-repeated="2"/>
          <table:table-cell office:value-type="string">
            <text:p>Ausgabe 1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railer: Ortmaschine II (Episode 51)</text:p>
          </table:table-cell>
          <table:table-cell office:value-type="string">
            <text:p>Trailer</text:p>
          </table:table-cell>
          <table:table-cell office:value-type="string">
            <text:p>Problem</text:p>
          </table:table-cell>
          <table:table-cell table:style-name="ce19" office:value-type="date" office:date-value="2009-05-03">
            <text:p>Sonntag, 3. Mai 2009</text:p>
          </table:table-cell>
          <table:table-cell table:number-columns-repeated="2"/>
          <table:table-cell office:value-type="string">
            <text:p>Ausgabe 1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ch-Demo: LaGrande Hotel</text:p>
          </table:table-cell>
          <table:table-cell office:value-type="string">
            <text:p>Demo</text:p>
          </table:table-cell>
          <table:table-cell office:value-type="string">
            <text:p>1mal_volltanken</text:p>
          </table:table-cell>
          <table:table-cell table:style-name="ce19" office:value-type="date" office:date-value="2009-05-08">
            <text:p>Freitag, 8. Mai 2009</text:p>
          </table:table-cell>
          <table:table-cell table:number-columns-repeated="2"/>
          <table:table-cell office:value-type="string">
            <text:p>Ausgabe 1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The Bernoulli-Show</text:p>
          </table:table-cell>
          <table:table-cell office:value-type="string">
            <text:p>Epi</text:p>
          </table:table-cell>
          <table:table-cell office:value-type="string">
            <text:p>chamäleon</text:p>
          </table:table-cell>
          <table:table-cell table:style-name="ce20" office:value-type="string">
            <text:p>Montag, 13. Juli 2009 </text:p>
          </table:table-cell>
          <table:table-cell/>
          <table:table-cell office:value-type="string">
            <text:p>Staffel 8</text:p>
          </table:table-cell>
          <table:table-cell office:value-type="string">
            <text:p>Ausgabe 19</text:p>
          </table:table-cell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chwer verquer</text:p>
          </table:table-cell>
          <table:table-cell office:value-type="string">
            <text:p>Epi</text:p>
          </table:table-cell>
          <table:table-cell office:value-type="string">
            <text:p>FrasierCrane</text:p>
          </table:table-cell>
          <table:table-cell table:style-name="ce20" office:value-type="string">
            <text:p>Freitag, 7. August 2009</text:p>
          </table:table-cell>
          <table:table-cell/>
          <table:table-cell office:value-type="string">
            <text:p>Staffel 8</text:p>
          </table:table-cell>
          <table:table-cell office:value-type="string">
            <text:p>Ausgabe 1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oom 15 - Die unterirdische Kulturstätte</text:p>
          </table:table-cell>
          <table:table-cell office:value-type="string">
            <text:p>Dungeon</text:p>
          </table:table-cell>
          <table:table-cell office:value-type="string">
            <text:p>FireOrange </text:p>
          </table:table-cell>
          <table:table-cell table:style-name="ce19" office:value-type="date" office:date-value="2009-08-11">
            <text:p>Dienstag, 11. August 2009</text:p>
          </table:table-cell>
          <table:table-cell table:number-columns-repeated="2"/>
          <table:table-cell office:value-type="string">
            <text:p>Ausgabe 1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oom 16 - Die U-Bahn-Station</text:p>
          </table:table-cell>
          <table:table-cell office:value-type="string">
            <text:p>Dungeon</text:p>
          </table:table-cell>
          <table:table-cell office:value-type="string">
            <text:p>1mal_volltanken</text:p>
          </table:table-cell>
          <table:table-cell table:style-name="ce19" office:value-type="date" office:date-value="2009-09-22">
            <text:p>Dienstag, 22. September 2009</text:p>
          </table:table-cell>
          <table:table-cell table:number-columns-repeated="2"/>
          <table:table-cell office:value-type="string">
            <text:p>Ausgabe 1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Dumm geholfen</text:p>
          </table:table-cell>
          <table:table-cell office:value-type="string">
            <text:p>Epi</text:p>
          </table:table-cell>
          <table:table-cell office:value-type="string">
            <text:p>Fatal hoch zwei</text:p>
          </table:table-cell>
          <table:table-cell table:style-name="ce20" office:value-type="string">
            <text:p>Donnerstag, 1. Oktober 2009  </text:p>
          </table:table-cell>
          <table:table-cell/>
          <table:table-cell office:value-type="string">
            <text:p>Staffel 8</text:p>
          </table:table-cell>
          <table:table-cell office:value-type="string">
            <text:p>Ausgabe 20</text:p>
          </table:table-cell>
          <table:table-cell office:value-type="string">
            <text:p>ok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oom 17 - Wahnsinnsfahrt im Geisterzug</text:p>
          </table:table-cell>
          <table:table-cell office:value-type="string">
            <text:p>Dungeon</text:p>
          </table:table-cell>
          <table:table-cell office:value-type="string">
            <text:p>1mal_volltanken</text:p>
          </table:table-cell>
          <table:table-cell table:style-name="ce19" office:value-type="date" office:date-value="2009-12-03">
            <text:p>Donnerstag, 3. Dezember 2009</text:p>
          </table:table-cell>
          <table:table-cell table:number-columns-repeated="2"/>
          <table:table-cell office:value-type="string">
            <text:p>Ausgabe 20</text:p>
          </table:table-cell>
          <table:table-cell office:value-type="string">
            <text:p>ok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oom 18 - Die perfekte Welle</text:p>
          </table:table-cell>
          <table:table-cell office:value-type="string">
            <text:p>Dungeon</text:p>
          </table:table-cell>
          <table:table-cell office:value-type="string">
            <text:p>FireOrange</text:p>
          </table:table-cell>
          <table:table-cell table:style-name="ce19" office:value-type="date" office:date-value="2009-12-03">
            <text:p>Donnerstag, 3. Dezember 2009</text:p>
          </table:table-cell>
          <table:table-cell table:number-columns-repeated="2"/>
          <table:table-cell office:value-type="string">
            <text:p>Ausgabe 20</text:p>
          </table:table-cell>
          <table:table-cell office:value-type="string">
            <text:p>ok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oom 19 - Weihnachts Dungeon</text:p>
          </table:table-cell>
          <table:table-cell office:value-type="string">
            <text:p>Dungeon</text:p>
          </table:table-cell>
          <table:table-cell office:value-type="string">
            <text:p>ManiacTwister</text:p>
          </table:table-cell>
          <table:table-cell table:style-name="ce19" office:value-type="date" office:date-value="2009-12-24">
            <text:p>Donnerstag, 24. Dezember 2009</text:p>
          </table:table-cell>
          <table:table-cell table:number-columns-repeated="2"/>
          <table:table-cell office:value-type="string">
            <text:p>Ausgabe 20</text:p>
          </table:table-cell>
          <table:table-cell office:value-type="string">
            <text:p>ok</text:p>
          </table:table-cell>
          <table:table-cell office:value-type="string">
            <text:p>Oktober-Dezember 2009 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1"/>
          <table:table-cell table:number-columns-repeated="1019"/>
        </table:table-row>
        <table:table-row table:style-name="ro2">
          <table:table-cell office:value-type="float" office:value="79">
            <text:p>79</text:p>
          </table:table-cell>
          <table:table-cell table:number-columns-repeated="3"/>
          <table:table-cell table:style-name="ce21" office:value-type="float" office:value="2010">
            <text:p>2010</text:p>
          </table:table-cell>
          <table:table-cell/>
          <table:table-cell office:value-type="string">
            <text:p>Staffel 8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table:number-columns-repeated="3"/>
          <table:table-cell table:style-name="ce21"/>
          <table:table-cell/>
          <table:table-cell office:value-type="string">
            <text:p>Staffel 8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table:number-columns-repeated="3"/>
          <table:table-cell table:style-name="ce21"/>
          <table:table-cell/>
          <table:table-cell office:value-type="string">
            <text:p>Staffel 9</text:p>
          </table:table-cell>
          <table:table-cell table:number-columns-repeated="1017"/>
        </table:table-row>
        <table:table-row table:style-name="ro2">
          <table:table-cell office:value-type="float" office:value="82">
            <text:p>82</text:p>
          </table:table-cell>
          <table:table-cell table:number-columns-repeated="3"/>
          <table:table-cell table:style-name="ce21"/>
          <table:table-cell/>
          <table:table-cell office:value-type="string">
            <text:p>Staffel 9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table:number-columns-repeated="3"/>
          <table:table-cell table:style-name="ce21"/>
          <table:table-cell/>
          <table:table-cell office:value-type="string">
            <text:p>Staffel 9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table:number-columns-repeated="3"/>
          <table:table-cell table:style-name="ce21"/>
          <table:table-cell/>
          <table:table-cell office:value-type="string">
            <text:p>Staffel 9</text:p>
          </table:table-cell>
          <table:table-cell table:number-columns-repeated="1017"/>
        </table:table-row>
        <table:table-row table:style-name="ro2" table:number-rows-repeated="653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5"/>
        <table:table-row table:style-name="ro2" table:number-rows-repeated="7">
          <table:table-cell table:number-columns-repeated="3"/>
          <table:table-cell table:style-name="Default"/>
        </table:table-row>
        <table:table-row table:style-name="ro2">
          <table:table-cell table:style-name="ce2"/>
          <table:table-cell/>
          <table:table-cell table:style-name="ce2"/>
          <table:table-cell/>
        </table:table-row>
        <table:table-row table:style-name="ro2" table:number-rows-repeated="5">
          <table:table-cell table:number-columns-repeated="3"/>
          <table:table-cell table:style-name="Default"/>
        </table:table-row>
        <table:table-row table:style-name="ro2" table:number-rows-repeated="2">
          <table:table-cell table:style-name="ce2"/>
          <table:table-cell/>
          <table:table-cell table:style-name="ce3"/>
          <table:table-cell/>
        </table:table-row>
        <table:table-row table:style-name="ro2" table:number-rows-repeated="2">
          <table:table-cell table:number-columns-repeated="3"/>
          <table:table-cell table:style-name="Default"/>
        </table:table-row>
        <table:table-row table:style-name="ro2">
          <table:table-cell table:style-name="ce2"/>
          <table:table-cell/>
          <table:table-cell table:style-name="ce2"/>
          <table:table-cell/>
        </table:table-row>
        <table:table-row table:style-name="ro2" table:number-rows-repeated="2">
          <table:table-cell table:number-columns-repeated="3"/>
          <table:table-cell table:style-name="Default"/>
        </table:table-row>
        <table:table-row table:style-name="ro2">
          <table:table-cell table:style-name="ce2"/>
          <table:table-cell/>
          <table:table-cell table:style-name="ce2"/>
          <table:table-cell/>
        </table:table-row>
        <table:table-row table:style-name="ro2" table:number-rows-repeated="19">
          <table:table-cell table:number-columns-repeated="3"/>
          <table:table-cell table:style-name="Default"/>
        </table:table-row>
        <table:table-row table:style-name="ro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/>
        </table:table-row>
        <table:table-row table:style-name="ro2" table:number-rows-repeated="65488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Wahr</number:text>
    </number:number-style>
    <number:number-style style:name="N137P1" style:volatile="true">
      <number:text>Wahr</number:text>
    </number:number-style>
    <number:number-style style:name="N137">
      <number:text>Falsch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Ein</number:text>
    </number:number-style>
    <number:number-style style:name="N139P1" style:volatile="true">
      <number:text>Ein</number:text>
    </number:number-style>
    <number:number-style style:name="N139">
      <number:text>Aus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6">06.01.2010</text:date>, <text:time>20:08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mmm" style:display-name="PageStyle_mm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4T13:45:30</meta:creation-date>
    <dc:date>2010-01-06T20:08:42.59</dc:date>
    <meta:editing-duration>PT04H16M04S</meta:editing-duration>
    <meta:editing-cycles>37</meta:editing-cycles>
    <meta:generator>OpenOffice.org/3.1$Win32 OpenOffice.org_project/310m19$Build-9420</meta:generator>
    <meta:document-statistic meta:table-count="2" meta:cell-count="972" meta:object-count="0"/>
  </office:meta>
</office:document-meta>
</file>